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4109d5" officeooo:paragraph-rsid="00422ae8"/>
    </style:style>
    <style:style style:name="P2" style:family="paragraph" style:parent-style-name="Standard">
      <style:text-properties officeooo:rsid="00422ae8" officeooo:paragraph-rsid="00422ae8"/>
    </style:style>
    <style:style style:name="P3" style:family="paragraph" style:parent-style-name="Table_20_Contents">
      <style:text-properties style:font-name="Courier New1" fo:font-size="11pt" officeooo:rsid="00429416" officeooo:paragraph-rsid="0042eb48" style:font-size-asian="11pt" style:font-size-complex="11pt"/>
    </style:style>
    <style:style style:name="P4" style:family="paragraph" style:parent-style-name="Table_20_Contents">
      <style:text-properties officeooo:rsid="00542882" officeooo:paragraph-rsid="00542882"/>
    </style:style>
    <style:style style:name="P5"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6" style:family="paragraph" style:parent-style-name="Table_20_Contents">
      <style:text-properties officeooo:rsid="0042eb48" officeooo:paragraph-rsid="0042eb48"/>
    </style:style>
    <style:style style:name="P7" style:family="paragraph" style:parent-style-name="Table_20_Contents">
      <style:text-properties style:font-name="Courier New1" fo:font-size="11pt" officeooo:rsid="0042eb48" officeooo:paragraph-rsid="0042eb48" style:font-size-asian="11pt" style:font-size-complex="11pt"/>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3"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14"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P15" style:family="paragraph" style:parent-style-name="Standard">
      <style:paragraph-properties fo:margin-top="0in" fo:margin-bottom="0in" style:contextual-spacing="false"/>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text-properties officeooo:rsid="004109d5" officeooo:paragraph-rsid="00422ae8"/>
    </style:style>
    <style:style style:name="P20" style:family="paragraph" style:parent-style-name="Standard">
      <style:text-properties officeooo:rsid="004109d5" officeooo:paragraph-rsid="004109d5"/>
    </style:style>
    <style:style style:name="P21" style:family="paragraph" style:parent-style-name="Standard">
      <style:text-properties officeooo:rsid="00422ae8" officeooo:paragraph-rsid="00422ae8"/>
    </style:style>
    <style:style style:name="P22" style:family="paragraph" style:parent-style-name="Standard">
      <style:text-properties officeooo:paragraph-rsid="00257083"/>
    </style:style>
    <style:style style:name="P23" style:family="paragraph" style:parent-style-name="Standard">
      <style:text-properties officeooo:rsid="00257083" officeooo:paragraph-rsid="00257083"/>
    </style:style>
    <style:style style:name="P24" style:family="paragraph" style:parent-style-name="Standard">
      <style:text-properties officeooo:paragraph-rsid="003c8b5a"/>
    </style:style>
    <style:style style:name="P25" style:family="paragraph" style:parent-style-name="Standard">
      <style:text-properties officeooo:paragraph-rsid="00227e7c"/>
    </style:style>
    <style:style style:name="P26" style:family="paragraph" style:parent-style-name="Standard">
      <style:text-properties officeooo:paragraph-rsid="002864f2"/>
    </style:style>
    <style:style style:name="P27" style:family="paragraph" style:parent-style-name="Standard">
      <style:text-properties officeooo:paragraph-rsid="003a2b92"/>
    </style:style>
    <style:style style:name="P28"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9" style:family="paragraph" style:parent-style-name="Standard">
      <style:text-properties officeooo:rsid="004ab16e" officeooo:paragraph-rsid="004ab16e"/>
    </style:style>
    <style:style style:name="P30" style:family="paragraph" style:parent-style-name="Table_20_Contents">
      <style:text-properties style:font-name="Courier New1" fo:font-size="11pt" officeooo:rsid="00429416" officeooo:paragraph-rsid="0042eb48" style:font-size-asian="11pt" style:font-size-complex="11pt"/>
    </style:style>
    <style:style style:name="P31" style:family="paragraph" style:parent-style-name="Table_20_Contents">
      <style:text-properties style:font-name="Courier New1" fo:font-size="11pt" officeooo:rsid="00429416" officeooo:paragraph-rsid="00429416" style:font-size-asian="11pt" style:font-size-complex="11pt"/>
    </style:style>
    <style:style style:name="P32" style:family="paragraph" style:parent-style-name="Table_20_Contents">
      <style:text-properties style:font-name="Courier New1" fo:font-size="11pt" officeooo:rsid="0042eb48" officeooo:paragraph-rsid="0042eb48" style:font-size-asian="11pt" style:font-size-complex="11pt"/>
    </style:style>
    <style:style style:name="P33" style:family="paragraph" style:parent-style-name="Table_20_Contents">
      <style:text-properties style:font-name="Courier New1" fo:font-size="11pt" officeooo:rsid="0042eb48" officeooo:paragraph-rsid="00567f19" style:font-size-asian="11pt" style:font-size-complex="11pt"/>
    </style:style>
    <style:style style:name="P34" style:family="paragraph" style:parent-style-name="Table_20_Contents">
      <style:text-properties officeooo:rsid="00542882" officeooo:paragraph-rsid="00542882"/>
    </style:style>
    <style:style style:name="P35"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36"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37"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38" style:family="paragraph" style:parent-style-name="Table_20_Contents">
      <style:text-properties officeooo:rsid="0042eb48" officeooo:paragraph-rsid="0042eb48"/>
    </style:style>
    <style:style style:name="P39" style:family="paragraph" style:parent-style-name="Table_20_Contents">
      <style:text-properties officeooo:rsid="004109d5" officeooo:paragraph-rsid="004109d5"/>
    </style:style>
    <style:style style:name="P40" style:family="paragraph" style:parent-style-name="Table_20_Contents">
      <style:text-properties officeooo:rsid="00429416" officeooo:paragraph-rsid="00429416"/>
    </style:style>
    <style:style style:name="P41"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42" style:family="paragraph" style:parent-style-name="Table_20_Contents">
      <style:text-properties fo:font-weight="bold" officeooo:rsid="004109d5" officeooo:paragraph-rsid="004109d5" style:font-weight-asian="bold" style:font-weight-complex="bold"/>
    </style:style>
    <style:style style:name="P43" style:family="paragraph" style:parent-style-name="Table_20_Contents">
      <style:text-properties officeooo:rsid="00567f19" officeooo:paragraph-rsid="00567f19"/>
    </style:style>
    <style:style style:name="P44" style:family="paragraph" style:parent-style-name="Table_20_Contents">
      <style:text-properties officeooo:rsid="005da468" officeooo:paragraph-rsid="005da468"/>
    </style:style>
    <style:style style:name="P45"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Contents_20_4">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9252in" style:type="right" style:leader-style="dotted" style:leader-text="."/>
        </style:tab-stops>
      </style:paragraph-properties>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52" style:family="paragraph" style:parent-style-name="Table_20_Contents">
      <style:text-properties style:font-name="Courier New1" fo:font-size="11pt" officeooo:rsid="00429416" officeooo:paragraph-rsid="0042eb48" style:font-size-asian="11pt" style:font-size-complex="11pt"/>
    </style:style>
    <style:style style:name="P53" style:family="paragraph" style:parent-style-name="Table_20_Contents">
      <style:text-properties style:font-name="Courier New1" fo:font-size="11pt" officeooo:rsid="0042eb48" officeooo:paragraph-rsid="0042eb48" style:font-size-asian="11pt" style:font-size-complex="11pt"/>
    </style:style>
    <style:style style:name="P54" style:family="paragraph" style:parent-style-name="Table_20_Contents">
      <style:text-properties officeooo:rsid="00542882" officeooo:paragraph-rsid="00542882"/>
    </style:style>
    <style:style style:name="P55" style:family="paragraph" style:parent-style-name="Table_20_Contents">
      <style:text-properties officeooo:rsid="0042eb48" officeooo:paragraph-rsid="0042eb48"/>
    </style:style>
    <style:style style:name="P56" style:family="paragraph" style:parent-style-name="Heading_20_1" style:master-page-name="First_20_Page">
      <style:paragraph-properties style:page-number="auto"/>
    </style:style>
    <style:style style:name="P57" style:family="paragraph" style:parent-style-name="Heading_20_1">
      <style:paragraph-properties fo:break-before="page"/>
    </style:style>
    <style:style style:name="P58" style:family="paragraph" style:parent-style-name="Standard">
      <style:text-properties officeooo:rsid="00422ae8" officeooo:paragraph-rsid="00422ae8"/>
    </style:style>
    <style:style style:name="P59" style:family="paragraph" style:parent-style-name="Standard" style:list-style-name="L1">
      <style:text-properties officeooo:paragraph-rsid="0031f2b1"/>
    </style:style>
    <style:style style:name="P60" style:family="paragraph" style:parent-style-name="Standard" style:list-style-name="L1">
      <style:text-properties style:font-name="Times New Roman1"/>
    </style:style>
    <style:style style:name="P61" style:family="paragraph" style:parent-style-name="Standard" style:list-style-name="L2"/>
    <style:style style:name="P62" style:family="paragraph" style:parent-style-name="Standard">
      <style:text-properties officeooo:rsid="004109d5" officeooo:paragraph-rsid="00422ae8"/>
    </style:style>
    <style:style style:name="P63"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P64" style:family="paragraph" style:parent-style-name="Heading_20_4">
      <style:text-properties officeooo:rsid="002864f2" officeooo:paragraph-rsid="002864f2"/>
    </style:style>
    <style:style style:name="P65" style:family="paragraph" style:parent-style-name="Heading_20_4">
      <style:text-properties officeooo:rsid="002764ad" officeooo:paragraph-rsid="002764ad"/>
    </style:style>
    <style:style style:name="P66" style:family="paragraph" style:parent-style-name="Heading_20_4">
      <style:text-properties officeooo:paragraph-rsid="00227e7c"/>
    </style:style>
    <style:style style:name="P67" style:family="paragraph" style:parent-style-name="Heading_20_4">
      <style:text-properties officeooo:rsid="003d9829" officeooo:paragraph-rsid="003d9829"/>
    </style:style>
    <style:style style:name="T1" style:family="text">
      <style:text-properties officeooo:rsid="00422ae8"/>
    </style:style>
    <style:style style:name="T2" style:family="text">
      <style:text-properties officeooo:rsid="00523f32"/>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d227f" style:font-size-asian="8pt" style:font-size-complex="8pt"/>
    </style:style>
    <style:style style:name="T6" style:family="text">
      <style:text-properties fo:font-size="8pt" officeooo:rsid="001d227f" style:font-size-asian="8pt"/>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officeooo:rsid="001d227f"/>
    </style:style>
    <style:style style:name="T12" style:family="text">
      <style:text-properties fo:font-size="9pt" style:font-size-asian="9pt"/>
    </style:style>
    <style:style style:name="T13" style:family="text">
      <style:text-properties officeooo:rsid="00422ae8"/>
    </style:style>
    <style:style style:name="T14" style:family="text">
      <style:text-properties officeooo:rsid="00523f32"/>
    </style:style>
    <style:style style:name="T15" style:family="text">
      <style:text-properties officeooo:rsid="001e7891"/>
    </style:style>
    <style:style style:name="T16" style:family="text">
      <style:text-properties officeooo:rsid="001fea14"/>
    </style:style>
    <style:style style:name="T17" style:family="text">
      <style:text-properties officeooo:rsid="002f93b8"/>
    </style:style>
    <style:style style:name="T18" style:family="text">
      <style:text-properties officeooo:rsid="00215b57"/>
    </style:style>
    <style:style style:name="T19" style:family="text">
      <style:text-properties officeooo:rsid="00224ed1"/>
    </style:style>
    <style:style style:name="T20" style:family="text">
      <style:text-properties officeooo:rsid="002474f0"/>
    </style:style>
    <style:style style:name="T21" style:family="text">
      <style:text-properties officeooo:rsid="003528e2"/>
    </style:style>
    <style:style style:name="T22" style:family="text">
      <style:text-properties officeooo:rsid="003a2b92"/>
    </style:style>
    <style:style style:name="T23" style:family="text">
      <style:text-properties officeooo:rsid="00257083"/>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42eb48" style:font-weight-asian="bold" style:font-weight-complex="bold"/>
    </style:style>
    <style:style style:name="T27" style:family="text">
      <style:text-properties style:text-underline-style="solid" style:text-underline-width="auto" style:text-underline-color="font-color" fo:font-weight="bold" officeooo:rsid="00551b07" style:font-weight-asian="bold" style:font-weight-complex="bold"/>
    </style:style>
    <style:style style:name="T28" style:family="text">
      <style:text-properties style:text-underline-style="solid" style:text-underline-width="auto" style:text-underline-color="font-color" fo:font-weight="bold" officeooo:rsid="005bf056" style:font-weight-asian="bold" style:font-weight-complex="bold"/>
    </style:style>
    <style:style style:name="T29" style:family="text">
      <style:text-properties fo:color="#000000" fo:font-size="12pt" style:font-name-asian="TimesNewRomanPSMT" style:font-size-asian="12pt" style:font-name-complex="TimesNewRomanPSMT" style:font-size-complex="12pt"/>
    </style:style>
    <style:style style:name="T30" style:family="text">
      <style:text-properties style:text-underline-style="none"/>
    </style:style>
    <style:style style:name="T31" style:family="text">
      <style:text-properties style:text-underline-style="none" officeooo:rsid="002f93b8"/>
    </style:style>
    <style:style style:name="T32" style:family="text">
      <style:text-properties style:text-underline-style="none" fo:font-weight="normal" officeooo:rsid="005bf056" style:font-weight-asian="normal" style:font-weight-complex="normal"/>
    </style:style>
    <style:style style:name="T33" style:family="text">
      <style:text-properties officeooo:rsid="00227e7c"/>
    </style:style>
    <style:style style:name="T34" style:family="text">
      <style:text-properties officeooo:rsid="002764ad"/>
    </style:style>
    <style:style style:name="T35" style:family="text">
      <style:text-properties officeooo:rsid="002864f2"/>
    </style:style>
    <style:style style:name="T36" style:family="text">
      <style:text-properties officeooo:rsid="0029567a"/>
    </style:style>
    <style:style style:name="T37" style:family="text">
      <style:text-properties officeooo:rsid="002e5bce"/>
    </style:style>
    <style:style style:name="T38" style:family="text">
      <style:text-properties officeooo:rsid="0033b918"/>
    </style:style>
    <style:style style:name="T39" style:family="text">
      <style:text-properties officeooo:rsid="0035d152"/>
    </style:style>
    <style:style style:name="T40" style:family="text">
      <style:text-properties officeooo:rsid="00391f4f"/>
    </style:style>
    <style:style style:name="T41" style:family="text">
      <style:text-properties officeooo:rsid="00429416"/>
    </style:style>
    <style:style style:name="T42" style:family="text">
      <style:text-properties officeooo:rsid="0042eb48"/>
    </style:style>
    <style:style style:name="T43" style:family="text">
      <style:text-properties officeooo:rsid="00455921"/>
    </style:style>
    <style:style style:name="T44" style:family="text">
      <style:text-properties officeooo:rsid="00499be0"/>
    </style:style>
    <style:style style:name="T45" style:family="text">
      <style:text-properties officeooo:rsid="00504951"/>
    </style:style>
    <style:style style:name="T46" style:family="text">
      <style:text-properties officeooo:rsid="00542882"/>
    </style:style>
    <style:style style:name="T47" style:family="text">
      <style:text-properties officeooo:rsid="00551b07"/>
    </style:style>
    <style:style style:name="T48" style:family="text">
      <style:text-properties officeooo:rsid="00567169"/>
    </style:style>
    <style:style style:name="T49" style:family="text">
      <style:text-properties officeooo:rsid="00567f19"/>
    </style:style>
    <style:style style:name="T50" style:family="text">
      <style:text-properties officeooo:rsid="00577190"/>
    </style:style>
    <style:style style:name="T51" style:family="text">
      <style:text-properties officeooo:rsid="005a44b5"/>
    </style:style>
    <style:style style:name="T52" style:family="text">
      <style:text-properties officeooo:rsid="005ac7db"/>
    </style:style>
    <style:style style:name="T53" style:family="text">
      <style:text-properties officeooo:rsid="005bf05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85275920" text:id="ct85275920">
          <text:insertion>
            <office:change-info>
              <dc:creator>David Harris</dc:creator>
              <dc:date>2016-02-06T13:57:00</dc:date>
            </office:change-info>
          </text:insertion>
        </text:changed-region>
        <text:changed-region xml:id="ct195271568" text:id="ct195271568">
          <text:insertion>
            <office:change-info>
              <dc:creator>Stuart Baker</dc:creator>
              <dc:date>2016-11-22T10:10:00</dc:date>
            </office:change-info>
          </text:insertion>
        </text:changed-region>
        <text:changed-region xml:id="ct77681456" text:id="ct77681456">
          <text:insertion>
            <office:change-info>
              <dc:creator>Balazs Racz</dc:creator>
              <dc:date>2017-02-04T00:58:00</dc:date>
            </office:change-info>
          </text:insertion>
        </text:changed-region>
        <text:changed-region xml:id="ct77681728" text:id="ct77681728">
          <text:deletion>
            <office:change-info>
              <dc:creator>Balazs Racz</dc:creator>
              <dc:date>2017-02-04T00:59:00</dc:date>
            </office:change-info>
            <text:p text:style-name="P1"><text:span text:style-name="T1">,</text:span></text:p>
          </text:deletion>
        </text:changed-region>
        <text:changed-region xml:id="ct77683568" text:id="ct77683568">
          <text:insertion>
            <office:change-info>
              <dc:creator>Balazs Racz</dc:creator>
              <dc:date>2017-02-04T00:59:00</dc:date>
            </office:change-info>
          </text:insertion>
        </text:changed-region>
        <text:changed-region xml:id="ct77687312" text:id="ct77687312">
          <text:insertion>
            <office:change-info>
              <dc:creator>Balazs Racz</dc:creator>
              <dc:date>2017-02-04T01:00:00</dc:date>
            </office:change-info>
          </text:insertion>
        </text:changed-region>
        <text:changed-region xml:id="ct77684240" text:id="ct77684240">
          <text:deletion>
            <office:change-info>
              <dc:creator>Balazs Racz</dc:creator>
              <dc:date>2017-02-04T01:00:00</dc:date>
            </office:change-info>
            <text:p text:style-name="P1"><text:span text:style-name="T1"><text:s/>and t</text:span></text:p>
          </text:deletion>
        </text:changed-region>
        <text:changed-region xml:id="ct77687120" text:id="ct77687120">
          <text:insertion>
            <office:change-info>
              <dc:creator>Balazs Racz</dc:creator>
              <dc:date>2017-02-04T01:00:00</dc:date>
            </office:change-info>
          </text:insertion>
        </text:changed-region>
        <text:changed-region xml:id="ct91956192" text:id="ct91956192">
          <text:insertion>
            <office:change-info>
              <dc:creator>Stuart Baker</dc:creator>
              <dc:date>2016-11-22T10:10:00</dc:date>
            </office:change-info>
          </text:insertion>
        </text:changed-region>
        <text:changed-region xml:id="ct91956384" text:id="ct91956384">
          <text:deletion>
            <office:change-info>
              <dc:creator>Balazs Racz</dc:creator>
              <dc:date>2017-02-04T00:58:00</dc:date>
            </office:change-info>
            <text:p text:style-name="P1"><text:span text:style-name="T1">4</text:span></text:p>
          </text:deletion>
        </text:changed-region>
        <text:changed-region xml:id="ct77685584" text:id="ct77685584">
          <text:insertion>
            <office:change-info>
              <dc:creator>Balazs Racz</dc:creator>
              <dc:date>2017-02-04T00:58:00</dc:date>
            </office:change-info>
          </text:insertion>
        </text:changed-region>
        <text:changed-region xml:id="ct195271376" text:id="ct195271376">
          <text:insertion>
            <office:change-info>
              <dc:creator>Stuart Baker</dc:creator>
              <dc:date>2016-11-22T10:10:00</dc:date>
            </office:change-info>
          </text:insertion>
        </text:changed-region>
        <text:changed-region xml:id="ct75141648" text:id="ct75141648">
          <text:deletion>
            <office:change-info>
              <dc:creator>Balazs Racz</dc:creator>
              <dc:date>2017-02-04T00:57:00</dc:date>
            </office:change-info>
            <text:p text:style-name="P2">4</text:p>
          </text:deletion>
        </text:changed-region>
        <text:changed-region xml:id="ct30570032" text:id="ct30570032">
          <text:insertion>
            <office:change-info>
              <dc:creator>Balazs Racz</dc:creator>
              <dc:date>2017-02-04T00:57:00</dc:date>
            </office:change-info>
          </text:insertion>
        </text:changed-region>
        <text:changed-region xml:id="ct85638912" text:id="ct85638912">
          <text:insertion>
            <office:change-info>
              <dc:creator>Stuart Baker</dc:creator>
              <dc:date>2016-11-22T10:10:00</dc:date>
            </office:change-info>
          </text:insertion>
        </text:changed-region>
        <text:changed-region xml:id="ct85918080" text:id="ct85918080">
          <text:insertion>
            <office:change-info>
              <dc:creator>Stuart Baker</dc:creator>
              <dc:date>2016-11-22T10:54:00</dc:date>
            </office:change-info>
          </text:insertion>
        </text:changed-region>
        <text:changed-region xml:id="ct75141088" text:id="ct75141088">
          <text:insertion>
            <office:change-info>
              <dc:creator>Stuart Baker</dc:creator>
              <dc:date>2016-11-22T10:55:00</dc:date>
            </office:change-info>
          </text:insertion>
        </text:changed-region>
        <text:changed-region xml:id="ct91955536" text:id="ct91955536">
          <text:insertion>
            <office:change-info>
              <dc:creator>Stuart Baker</dc:creator>
              <dc:date>2016-11-22T10:56:00</dc:date>
            </office:change-info>
          </text:insertion>
        </text:changed-region>
        <text:changed-region xml:id="ct195271984" text:id="ct195271984">
          <text:insertion>
            <office:change-info>
              <dc:creator>Balazs Racz</dc:creator>
              <dc:date>2017-02-04T01:23:00</dc:date>
            </office:change-info>
          </text:insertion>
        </text:changed-region>
        <text:changed-region xml:id="ct77685776" text:id="ct77685776">
          <text:insertion>
            <office:change-info>
              <dc:creator>Stuart Baker</dc:creator>
              <dc:date>2016-11-22T10:45:00</dc:date>
            </office:change-info>
          </text:insertion>
        </text:changed-region>
        <text:changed-region xml:id="ct91957104" text:id="ct91957104">
          <text:insertion>
            <office:change-info>
              <dc:creator>Stuart Baker</dc:creator>
              <dc:date>2016-11-22T11:11:00</dc:date>
            </office:change-info>
          </text:insertion>
        </text:changed-region>
        <text:changed-region xml:id="ct91957440" text:id="ct91957440">
          <text:insertion>
            <office:change-info>
              <dc:creator>Stuart Baker</dc:creator>
              <dc:date>2016-11-22T10:45:00</dc:date>
            </office:change-info>
          </text:insertion>
        </text:changed-region>
        <text:changed-region xml:id="ct76907552" text:id="ct76907552">
          <text:insertion>
            <office:change-info>
              <dc:creator>Stuart Baker</dc:creator>
              <dc:date>2016-11-22T11:11:00</dc:date>
            </office:change-info>
          </text:insertion>
        </text:changed-region>
        <text:changed-region xml:id="ct91955952" text:id="ct91955952">
          <text:insertion>
            <office:change-info>
              <dc:creator>Stuart Baker</dc:creator>
              <dc:date>2016-11-22T10:46:00</dc:date>
            </office:change-info>
          </text:insertion>
        </text:changed-region>
        <text:changed-region xml:id="ct77685968" text:id="ct77685968">
          <text:insertion>
            <office:change-info>
              <dc:creator>Stuart Baker</dc:creator>
              <dc:date>2016-11-22T10:57:00</dc:date>
            </office:change-info>
          </text:insertion>
        </text:changed-region>
        <text:changed-region xml:id="ct85919136" text:id="ct85919136">
          <text:insertion>
            <office:change-info>
              <dc:creator>Stuart Baker</dc:creator>
              <dc:date>2016-11-22T10:57:00</dc:date>
            </office:change-info>
          </text:insertion>
        </text:changed-region>
        <text:changed-region xml:id="ct75349744" text:id="ct75349744">
          <text:insertion>
            <office:change-info>
              <dc:creator>Stuart Baker</dc:creator>
              <dc:date>2016-11-22T10:57:00</dc:date>
            </office:change-info>
          </text:insertion>
        </text:changed-region>
        <text:changed-region xml:id="ct75350864" text:id="ct75350864">
          <text:insertion>
            <office:change-info>
              <dc:creator>Stuart Baker</dc:creator>
              <dc:date>2016-11-22T10:57:00</dc:date>
            </office:change-info>
          </text:insertion>
        </text:changed-region>
        <text:changed-region xml:id="ct76220752" text:id="ct76220752">
          <text:insertion>
            <office:change-info>
              <dc:creator>Stuart Baker</dc:creator>
              <dc:date>2016-11-22T11:04:00</dc:date>
            </office:change-info>
          </text:insertion>
        </text:changed-region>
        <text:changed-region xml:id="ct30570752" text:id="ct30570752">
          <text:insertion>
            <office:change-info>
              <dc:creator>Stuart Baker</dc:creator>
              <dc:date>2016-11-22T11:04:00</dc:date>
            </office:change-info>
          </text:insertion>
        </text:changed-region>
        <text:changed-region xml:id="ct75351568" text:id="ct75351568">
          <text:insertion>
            <office:change-info>
              <dc:creator>Stuart Baker</dc:creator>
              <dc:date>2016-11-22T11:04:00</dc:date>
            </office:change-info>
          </text:insertion>
        </text:changed-region>
        <text:changed-region xml:id="ct77686448" text:id="ct77686448">
          <text:insertion>
            <office:change-info>
              <dc:creator>Stuart Baker</dc:creator>
              <dc:date>2016-11-22T11:04:00</dc:date>
            </office:change-info>
          </text:insertion>
        </text:changed-region>
        <text:changed-region xml:id="ct75350512" text:id="ct75350512">
          <text:insertion>
            <office:change-info>
              <dc:creator>Stuart Baker</dc:creator>
              <dc:date>2016-11-22T11:04:00</dc:date>
            </office:change-info>
          </text:insertion>
        </text:changed-region>
        <text:changed-region xml:id="ct75352624" text:id="ct75352624">
          <text:insertion>
            <office:change-info>
              <dc:creator>Stuart Baker</dc:creator>
              <dc:date>2016-11-22T10:46:00</dc:date>
            </office:change-info>
          </text:insertion>
        </text:changed-region>
        <text:changed-region xml:id="ct77682448" text:id="ct77682448">
          <text:insertion>
            <office:change-info>
              <dc:creator>Stuart Baker</dc:creator>
              <dc:date>2016-11-22T10:48:00</dc:date>
            </office:change-info>
          </text:insertion>
        </text:changed-region>
        <text:changed-region xml:id="ct92289584" text:id="ct92289584">
          <text:insertion>
            <office:change-info>
              <dc:creator>Stuart Baker</dc:creator>
              <dc:date>2016-11-22T10:46:00</dc:date>
            </office:change-info>
          </text:insertion>
        </text:changed-region>
        <text:changed-region xml:id="ct75353680" text:id="ct75353680">
          <text:insertion>
            <office:change-info>
              <dc:creator>Stuart Baker</dc:creator>
              <dc:date>2016-11-22T10:48:00</dc:date>
            </office:change-info>
          </text:insertion>
        </text:changed-region>
        <text:changed-region xml:id="ct75352976" text:id="ct75352976">
          <text:insertion>
            <office:change-info>
              <dc:creator>Stuart Baker</dc:creator>
              <dc:date>2016-11-22T10:49:00</dc:date>
            </office:change-info>
          </text:insertion>
        </text:changed-region>
        <text:changed-region xml:id="ct77682640" text:id="ct77682640">
          <text:insertion>
            <office:change-info>
              <dc:creator>Stuart Baker</dc:creator>
              <dc:date>2016-11-22T10:58:00</dc:date>
            </office:change-info>
          </text:insertion>
        </text:changed-region>
        <text:changed-region xml:id="ct86309712" text:id="ct86309712">
          <text:insertion>
            <office:change-info>
              <dc:creator>Stuart Baker</dc:creator>
              <dc:date>2016-11-22T10:50:00</dc:date>
            </office:change-info>
          </text:insertion>
        </text:changed-region>
        <text:changed-region xml:id="ct86310064" text:id="ct86310064">
          <text:insertion>
            <office:change-info>
              <dc:creator>Stuart Baker</dc:creator>
              <dc:date>2016-11-22T10:58:00</dc:date>
            </office:change-info>
          </text:insertion>
        </text:changed-region>
        <text:changed-region xml:id="ct86308656" text:id="ct86308656">
          <text:insertion>
            <office:change-info>
              <dc:creator>Stuart Baker</dc:creator>
              <dc:date>2016-11-22T10:49:00</dc:date>
            </office:change-info>
          </text:insertion>
        </text:changed-region>
        <text:changed-region xml:id="ct86311472" text:id="ct86311472">
          <text:insertion>
            <office:change-info>
              <dc:creator>Stuart Baker</dc:creator>
              <dc:date>2016-11-22T10:49:00</dc:date>
            </office:change-info>
          </text:insertion>
        </text:changed-region>
        <text:changed-region xml:id="ct77682832" text:id="ct77682832">
          <text:insertion>
            <office:change-info>
              <dc:creator>Stuart Baker</dc:creator>
              <dc:date>2016-11-22T10:59:00</dc:date>
            </office:change-info>
          </text:insertion>
        </text:changed-region>
        <text:changed-region xml:id="ct86310416" text:id="ct86310416">
          <text:insertion>
            <office:change-info>
              <dc:creator>Stuart Baker</dc:creator>
              <dc:date>2016-11-22T10:50:00</dc:date>
            </office:change-info>
          </text:insertion>
        </text:changed-region>
        <text:changed-region xml:id="ct77683024" text:id="ct77683024">
          <text:insertion>
            <office:change-info>
              <dc:creator>Stuart Baker</dc:creator>
              <dc:date>2016-11-22T10:59:00</dc:date>
            </office:change-info>
          </text:insertion>
        </text:changed-region>
        <text:changed-region xml:id="ct77683296" text:id="ct77683296">
          <text:insertion>
            <office:change-info>
              <dc:creator>Stuart Baker</dc:creator>
              <dc:date>2016-11-22T10:52:00</dc:date>
            </office:change-info>
          </text:insertion>
        </text:changed-region>
        <text:changed-region xml:id="ct91959472" text:id="ct91959472">
          <text:insertion>
            <office:change-info>
              <dc:creator>Stuart Baker</dc:creator>
              <dc:date>2016-11-22T10:52:00</dc:date>
            </office:change-info>
          </text:insertion>
        </text:changed-region>
        <text:changed-region xml:id="ct91959664" text:id="ct91959664">
          <text:insertion>
            <office:change-info>
              <dc:creator>Stuart Baker</dc:creator>
              <dc:date>2016-11-22T10:53:00</dc:date>
            </office:change-info>
          </text:insertion>
        </text:changed-region>
        <text:changed-region xml:id="ct86309008" text:id="ct86309008">
          <text:insertion>
            <office:change-info>
              <dc:creator>Stuart Baker</dc:creator>
              <dc:date>2016-11-22T10:59:00</dc:date>
            </office:change-info>
          </text:insertion>
        </text:changed-region>
        <text:changed-region xml:id="ct30333680" text:id="ct30333680">
          <text:deletion>
            <office:change-info>
              <dc:creator>Balazs Racz</dc:creator>
              <dc:date>2017-02-04T00:22:00</dc:date>
            </office:change-info>
            <text:p text:style-name="P3">00000100</text:p>
          </text:deletion>
        </text:changed-region>
        <text:changed-region xml:id="ct30333328" text:id="ct30333328">
          <text:insertion>
            <office:change-info>
              <dc:creator>Balazs Racz</dc:creator>
              <dc:date>2017-02-04T00:22:00</dc:date>
            </office:change-info>
          </text:insertion>
        </text:changed-region>
        <text:changed-region xml:id="ct91960608" text:id="ct91960608">
          <text:insertion>
            <office:change-info>
              <dc:creator>Stuart Baker</dc:creator>
              <dc:date>2016-11-22T10:59:00</dc:date>
            </office:change-info>
          </text:insertion>
        </text:changed-region>
        <text:changed-region xml:id="ct86312528" text:id="ct86312528">
          <text:insertion>
            <office:change-info>
              <dc:creator>Stuart Baker</dc:creator>
              <dc:date>2016-11-22T10:53:00</dc:date>
            </office:change-info>
          </text:insertion>
        </text:changed-region>
        <text:changed-region xml:id="ct91960800" text:id="ct91960800">
          <text:insertion>
            <office:change-info>
              <dc:creator>Stuart Baker</dc:creator>
              <dc:date>2016-11-22T10:59:00</dc:date>
            </office:change-info>
          </text:insertion>
        </text:changed-region>
        <text:changed-region xml:id="ct91961072" text:id="ct91961072">
          <text:deletion>
            <office:change-info>
              <dc:creator>Balazs Racz</dc:creator>
              <dc:date>2017-02-04T00:22:00</dc:date>
            </office:change-info>
            <text:p text:style-name="P3">00000100</text:p>
          </text:deletion>
        </text:changed-region>
        <text:changed-region xml:id="ct91961264" text:id="ct91961264">
          <text:insertion>
            <office:change-info>
              <dc:creator>Balazs Racz</dc:creator>
              <dc:date>2017-02-04T00:22:00</dc:date>
            </office:change-info>
          </text:insertion>
        </text:changed-region>
        <text:changed-region xml:id="ct76454656" text:id="ct76454656">
          <text:insertion>
            <office:change-info>
              <dc:creator>Stuart Baker</dc:creator>
              <dc:date>2016-11-22T10:59:00</dc:date>
            </office:change-info>
          </text:insertion>
        </text:changed-region>
        <text:changed-region xml:id="ct30334032" text:id="ct30334032">
          <text:insertion>
            <office:change-info>
              <dc:creator>Stuart Baker</dc:creator>
              <dc:date>2016-11-22T10:50:00</dc:date>
            </office:change-info>
          </text:insertion>
        </text:changed-region>
        <text:changed-region xml:id="ct76454848" text:id="ct76454848">
          <text:insertion>
            <office:change-info>
              <dc:creator>Stuart Baker</dc:creator>
              <dc:date>2016-11-22T10:50:00</dc:date>
            </office:change-info>
          </text:insertion>
        </text:changed-region>
        <text:changed-region xml:id="ct91960256" text:id="ct91960256">
          <text:insertion>
            <office:change-info>
              <dc:creator>Stuart Baker</dc:creator>
              <dc:date>2016-11-22T10:51:00</dc:date>
            </office:change-info>
          </text:insertion>
        </text:changed-region>
        <text:changed-region xml:id="ct91961504" text:id="ct91961504">
          <text:insertion>
            <office:change-info>
              <dc:creator>Stuart Baker</dc:creator>
              <dc:date>2016-11-22T10:59:00</dc:date>
            </office:change-info>
          </text:insertion>
        </text:changed-region>
        <text:changed-region xml:id="ct91959856" text:id="ct91959856">
          <text:insertion>
            <office:change-info>
              <dc:creator>Stuart Baker</dc:creator>
              <dc:date>2016-11-22T10:51:00</dc:date>
            </office:change-info>
          </text:insertion>
        </text:changed-region>
        <text:changed-region xml:id="ct76455120" text:id="ct76455120">
          <text:insertion>
            <office:change-info>
              <dc:creator>Stuart Baker</dc:creator>
              <dc:date>2016-11-22T10:59:00</dc:date>
            </office:change-info>
          </text:insertion>
        </text:changed-region>
        <text:changed-region xml:id="ct91961696" text:id="ct91961696">
          <text:insertion>
            <office:change-info>
              <dc:creator>Balazs Racz</dc:creator>
              <dc:date>2017-02-04T00:25:00</dc:date>
            </office:change-info>
          </text:insertion>
        </text:changed-region>
        <text:changed-region xml:id="ct76460480" text:id="ct76460480">
          <text:insertion>
            <office:change-info>
              <dc:creator>Balazs Racz</dc:creator>
              <dc:date>2017-02-04T00:25:00</dc:date>
            </office:change-info>
          </text:insertion>
        </text:changed-region>
        <text:changed-region xml:id="ct30335792" text:id="ct30335792">
          <text:insertion>
            <office:change-info>
              <dc:creator>Balazs Racz</dc:creator>
              <dc:date>2017-02-04T00:25:00</dc:date>
            </office:change-info>
          </text:insertion>
        </text:changed-region>
        <text:changed-region xml:id="ct86311824" text:id="ct86311824">
          <text:insertion>
            <office:change-info>
              <dc:creator>Balazs Racz</dc:creator>
              <dc:date>2017-02-04T00:25:00</dc:date>
            </office:change-info>
          </text:insertion>
        </text:changed-region>
        <text:changed-region xml:id="ct85589872" text:id="ct85589872">
          <text:insertion>
            <office:change-info>
              <dc:creator>Balazs Racz</dc:creator>
              <dc:date>2017-02-04T00:25:00</dc:date>
            </office:change-info>
          </text:insertion>
        </text:changed-region>
        <text:changed-region xml:id="ct85589456" text:id="ct85589456">
          <text:insertion>
            <office:change-info>
              <dc:creator>Stuart Baker</dc:creator>
              <dc:date>2016-11-22T11:00:00</dc:date>
            </office:change-info>
          </text:insertion>
        </text:changed-region>
        <text:changed-region xml:id="ct85587984" text:id="ct85587984">
          <text:insertion>
            <office:change-info>
              <dc:creator>Stuart Baker</dc:creator>
              <dc:date>2016-11-22T11:00:00</dc:date>
            </office:change-info>
          </text:insertion>
        </text:changed-region>
        <text:changed-region xml:id="ct85590224" text:id="ct85590224">
          <text:insertion>
            <office:change-info>
              <dc:creator>Stuart Baker</dc:creator>
              <dc:date>2016-11-22T11:01:00</dc:date>
            </office:change-info>
          </text:insertion>
        </text:changed-region>
        <text:changed-region xml:id="ct76456064" text:id="ct76456064">
          <text:insertion>
            <office:change-info>
              <dc:creator>Stuart Baker</dc:creator>
              <dc:date>2016-11-22T11:01:00</dc:date>
            </office:change-info>
          </text:insertion>
        </text:changed-region>
        <text:changed-region xml:id="ct76460672" text:id="ct76460672">
          <text:insertion>
            <office:change-info>
              <dc:creator>Stuart Baker</dc:creator>
              <dc:date>2016-11-22T11:01:00</dc:date>
            </office:change-info>
          </text:insertion>
        </text:changed-region>
        <text:changed-region xml:id="ct76458368" text:id="ct76458368">
          <text:insertion>
            <office:change-info>
              <dc:creator>Stuart Baker</dc:creator>
              <dc:date>2016-11-22T11:01:00</dc:date>
            </office:change-info>
          </text:insertion>
        </text:changed-region>
        <text:changed-region xml:id="ct85590992" text:id="ct85590992">
          <text:insertion>
            <office:change-info>
              <dc:creator>Stuart Baker</dc:creator>
              <dc:date>2016-11-22T11:02:00</dc:date>
            </office:change-info>
          </text:insertion>
        </text:changed-region>
        <text:changed-region xml:id="ct92447216" text:id="ct92447216">
          <text:deletion>
            <office:change-info>
              <dc:creator>Balazs Racz</dc:creator>
              <dc:date>2017-02-04T00:35:00</dc:date>
            </office:change-info>
            <text:p text:style-name="P4">508</text:p>
          </text:deletion>
        </text:changed-region>
        <text:changed-region xml:id="ct76456416" text:id="ct76456416">
          <text:insertion>
            <office:change-info>
              <dc:creator>Balazs Racz</dc:creator>
              <dc:date>2017-02-04T00:35:00</dc:date>
            </office:change-info>
          </text:insertion>
        </text:changed-region>
        <text:changed-region xml:id="ct76457920" text:id="ct76457920">
          <text:insertion>
            <office:change-info>
              <dc:creator>Balazs Racz</dc:creator>
              <dc:date>2017-02-04T00:35:00</dc:date>
            </office:change-info>
          </text:insertion>
        </text:changed-region>
        <text:changed-region xml:id="ct76456608" text:id="ct76456608">
          <text:insertion>
            <office:change-info>
              <dc:creator>Balazs Racz</dc:creator>
              <dc:date>2017-02-04T00:35:00</dc:date>
            </office:change-info>
          </text:insertion>
        </text:changed-region>
        <text:changed-region xml:id="ct76460208" text:id="ct76460208">
          <text:insertion>
            <office:change-info>
              <dc:creator>Balazs Racz</dc:creator>
              <dc:date>2017-02-04T00:35:00</dc:date>
            </office:change-info>
          </text:insertion>
        </text:changed-region>
        <text:changed-region xml:id="ct92448784" text:id="ct92448784">
          <text:insertion>
            <office:change-info>
              <dc:creator>Balazs Racz</dc:creator>
              <dc:date>2017-02-04T00:35:00</dc:date>
            </office:change-info>
          </text:insertion>
        </text:changed-region>
        <text:changed-region xml:id="ct92448080" text:id="ct92448080">
          <text:deletion>
            <office:change-info>
              <dc:creator>Balazs Racz</dc:creator>
              <dc:date>2017-02-04T00:35:00</dc:date>
            </office:change-info>
            <text:p text:style-name="P5">509</text:p>
          </text:deletion>
        </text:changed-region>
        <text:changed-region xml:id="ct192293232" text:id="ct192293232">
          <text:insertion>
            <office:change-info>
              <dc:creator>Balazs Racz</dc:creator>
              <dc:date>2017-02-04T00:36:00</dc:date>
            </office:change-info>
          </text:insertion>
        </text:changed-region>
        <text:changed-region xml:id="ct76459232" text:id="ct76459232">
          <text:insertion>
            <office:change-info>
              <dc:creator>Balazs Racz</dc:creator>
              <dc:date>2017-02-04T00:35:00</dc:date>
            </office:change-info>
          </text:insertion>
        </text:changed-region>
        <text:changed-region xml:id="ct80514464" text:id="ct80514464">
          <text:insertion>
            <office:change-info>
              <dc:creator>Balazs Racz</dc:creator>
              <dc:date>2017-02-04T00:35:00</dc:date>
            </office:change-info>
          </text:insertion>
        </text:changed-region>
        <text:changed-region xml:id="ct192292784" text:id="ct192292784">
          <text:insertion>
            <office:change-info>
              <dc:creator>Balazs Racz</dc:creator>
              <dc:date>2017-02-04T00:35:00</dc:date>
            </office:change-info>
          </text:insertion>
        </text:changed-region>
        <text:changed-region xml:id="ct76458960" text:id="ct76458960">
          <text:insertion>
            <office:change-info>
              <dc:creator>Balazs Racz</dc:creator>
              <dc:date>2017-02-04T00:35:00</dc:date>
            </office:change-info>
          </text:insertion>
        </text:changed-region>
        <text:changed-region xml:id="ct80514928" text:id="ct80514928">
          <text:deletion>
            <office:change-info>
              <dc:creator>Balazs Racz</dc:creator>
              <dc:date>2017-02-04T00:35:00</dc:date>
            </office:change-info>
            <text:p text:style-name="P5"><text:span text:style-name="T2">512</text:span></text:p>
          </text:deletion>
        </text:changed-region>
        <text:changed-region xml:id="ct192293504" text:id="ct192293504">
          <text:insertion>
            <office:change-info>
              <dc:creator>Balazs Racz</dc:creator>
              <dc:date>2017-02-04T00:36:00</dc:date>
            </office:change-info>
          </text:insertion>
        </text:changed-region>
        <text:changed-region xml:id="ct80516304" text:id="ct80516304">
          <text:insertion>
            <office:change-info>
              <dc:creator>Balazs Racz</dc:creator>
              <dc:date>2017-02-04T00:35:00</dc:date>
            </office:change-info>
          </text:insertion>
        </text:changed-region>
        <text:changed-region xml:id="ct47516416" text:id="ct47516416">
          <text:insertion>
            <office:change-info>
              <dc:creator>Balazs Racz</dc:creator>
              <dc:date>2017-02-04T00:35:00</dc:date>
            </office:change-info>
          </text:insertion>
        </text:changed-region>
        <text:changed-region xml:id="ct92451088" text:id="ct92451088">
          <text:insertion>
            <office:change-info>
              <dc:creator>Balazs Racz</dc:creator>
              <dc:date>2017-02-04T00:35:00</dc:date>
            </office:change-info>
          </text:insertion>
        </text:changed-region>
        <text:changed-region xml:id="ct80516080" text:id="ct80516080">
          <text:insertion>
            <office:change-info>
              <dc:creator>Balazs Racz</dc:creator>
              <dc:date>2017-02-04T00:35:00</dc:date>
            </office:change-info>
          </text:insertion>
        </text:changed-region>
        <text:changed-region xml:id="ct92450032" text:id="ct92450032">
          <text:deletion>
            <office:change-info>
              <dc:creator>Balazs Racz</dc:creator>
              <dc:date>2017-02-04T00:35:00</dc:date>
            </office:change-info>
            <text:p text:style-name="P4">513</text:p>
          </text:deletion>
        </text:changed-region>
        <text:changed-region xml:id="ct80516688" text:id="ct80516688">
          <text:insertion>
            <office:change-info>
              <dc:creator>Balazs Racz</dc:creator>
              <dc:date>2017-02-04T00:36:00</dc:date>
            </office:change-info>
          </text:insertion>
        </text:changed-region>
        <text:changed-region xml:id="ct80516496" text:id="ct80516496">
          <text:insertion>
            <office:change-info>
              <dc:creator>Balazs Racz</dc:creator>
              <dc:date>2017-02-04T00:35:00</dc:date>
            </office:change-info>
          </text:insertion>
        </text:changed-region>
        <text:changed-region xml:id="ct80516880" text:id="ct80516880">
          <text:insertion>
            <office:change-info>
              <dc:creator>Balazs Racz</dc:creator>
              <dc:date>2017-02-04T00:35:00</dc:date>
            </office:change-info>
          </text:insertion>
        </text:changed-region>
        <text:changed-region xml:id="ct80515408" text:id="ct80515408">
          <text:insertion>
            <office:change-info>
              <dc:creator>Balazs Racz</dc:creator>
              <dc:date>2017-02-04T00:35:00</dc:date>
            </office:change-info>
          </text:insertion>
        </text:changed-region>
        <text:changed-region xml:id="ct80515600" text:id="ct80515600">
          <text:insertion>
            <office:change-info>
              <dc:creator>Balazs Racz</dc:creator>
              <dc:date>2017-02-04T00:35:00</dc:date>
            </office:change-info>
          </text:insertion>
        </text:changed-region>
        <text:changed-region xml:id="ct80515792" text:id="ct80515792">
          <text:insertion>
            <office:change-info>
              <dc:creator>Balazs Racz</dc:creator>
              <dc:date>2017-02-04T01:20:00</dc:date>
            </office:change-info>
          </text:insertion>
        </text:changed-region>
        <text:changed-region xml:id="ct47517616" text:id="ct47517616">
          <text:insertion>
            <office:change-info>
              <dc:creator>Balazs Racz</dc:creator>
              <dc:date>2017-02-04T01:12:00</dc:date>
            </office:change-info>
          </text:insertion>
        </text:changed-region>
        <text:changed-region xml:id="ct80517216" text:id="ct80517216">
          <text:insertion>
            <office:change-info>
              <dc:creator>Balazs Racz</dc:creator>
              <dc:date>2017-02-04T01:12:00</dc:date>
            </office:change-info>
          </text:insertion>
        </text:changed-region>
        <text:changed-region xml:id="ct92593168" text:id="ct92593168">
          <text:insertion>
            <office:change-info>
              <dc:creator>Balazs Racz</dc:creator>
              <dc:date>2017-02-04T01:12:00</dc:date>
            </office:change-info>
          </text:insertion>
        </text:changed-region>
        <text:changed-region xml:id="ct80517408" text:id="ct80517408">
          <text:insertion>
            <office:change-info>
              <dc:creator>Balazs Racz</dc:creator>
              <dc:date>2017-02-04T01:12:00</dc:date>
            </office:change-info>
          </text:insertion>
        </text:changed-region>
        <text:changed-region xml:id="ct80517840" text:id="ct80517840">
          <text:insertion>
            <office:change-info>
              <dc:creator>Balazs Racz</dc:creator>
              <dc:date>2017-02-04T01:19:00</dc:date>
            </office:change-info>
          </text:insertion>
        </text:changed-region>
        <text:changed-region xml:id="ct85226896" text:id="ct85226896">
          <text:insertion>
            <office:change-info>
              <dc:creator>Balazs Racz</dc:creator>
              <dc:date>2017-02-04T01:20:00</dc:date>
            </office:change-info>
          </text:insertion>
        </text:changed-region>
        <text:changed-region xml:id="ct80519984" text:id="ct80519984">
          <text:insertion>
            <office:change-info>
              <dc:creator>Balazs Racz</dc:creator>
              <dc:date>2017-02-04T01:12:00</dc:date>
            </office:change-info>
          </text:insertion>
        </text:changed-region>
        <text:changed-region xml:id="ct85228080" text:id="ct85228080">
          <text:insertion>
            <office:change-info>
              <dc:creator>Balazs Racz</dc:creator>
              <dc:date>2017-02-04T01:12:00</dc:date>
            </office:change-info>
          </text:insertion>
        </text:changed-region>
        <text:changed-region xml:id="ct85227392" text:id="ct85227392">
          <text:insertion>
            <office:change-info>
              <dc:creator>Balazs Racz</dc:creator>
              <dc:date>2017-02-04T01:12:00</dc:date>
            </office:change-info>
          </text:insertion>
        </text:changed-region>
        <text:changed-region xml:id="ct80520368" text:id="ct80520368">
          <text:insertion>
            <office:change-info>
              <dc:creator>Balazs Racz</dc:creator>
              <dc:date>2017-02-04T01:12:00</dc:date>
            </office:change-info>
          </text:insertion>
        </text:changed-region>
        <text:changed-region xml:id="ct85228464" text:id="ct85228464">
          <text:insertion>
            <office:change-info>
              <dc:creator>Balazs Racz</dc:creator>
              <dc:date>2017-02-04T01:19:00</dc:date>
            </office:change-info>
          </text:insertion>
        </text:changed-region>
        <text:changed-region xml:id="ct85229520" text:id="ct85229520">
          <text:insertion>
            <office:change-info>
              <dc:creator>Balazs Racz</dc:creator>
              <dc:date>2017-02-04T01:12:00</dc:date>
            </office:change-info>
          </text:insertion>
        </text:changed-region>
        <text:changed-region xml:id="ct85433264" text:id="ct85433264">
          <text:insertion>
            <office:change-info>
              <dc:creator>Balazs Racz</dc:creator>
              <dc:date>2017-02-04T01:12:00</dc:date>
            </office:change-info>
          </text:insertion>
        </text:changed-region>
        <text:changed-region xml:id="ct80518816" text:id="ct80518816">
          <text:insertion>
            <office:change-info>
              <dc:creator>Balazs Racz</dc:creator>
              <dc:date>2017-02-04T01:12:00</dc:date>
            </office:change-info>
          </text:insertion>
        </text:changed-region>
        <text:changed-region xml:id="ct85433968" text:id="ct85433968">
          <text:insertion>
            <office:change-info>
              <dc:creator>Balazs Racz</dc:creator>
              <dc:date>2017-02-04T01:12:00</dc:date>
            </office:change-info>
          </text:insertion>
        </text:changed-region>
        <text:changed-region xml:id="ct85434672" text:id="ct85434672">
          <text:insertion>
            <office:change-info>
              <dc:creator>Balazs Racz</dc:creator>
              <dc:date>2017-02-04T01:19:00</dc:date>
            </office:change-info>
          </text:insertion>
        </text:changed-region>
        <text:changed-region xml:id="ct85229904" text:id="ct85229904">
          <text:insertion>
            <office:change-info>
              <dc:creator>Balazs Racz</dc:creator>
              <dc:date>2017-02-04T01:12:00</dc:date>
            </office:change-info>
          </text:insertion>
        </text:changed-region>
        <text:changed-region xml:id="ct85229712" text:id="ct85229712">
          <text:insertion>
            <office:change-info>
              <dc:creator>Balazs Racz</dc:creator>
              <dc:date>2017-02-04T01:12:00</dc:date>
            </office:change-info>
          </text:insertion>
        </text:changed-region>
        <text:changed-region xml:id="ct85230096" text:id="ct85230096">
          <text:insertion>
            <office:change-info>
              <dc:creator>Balazs Racz</dc:creator>
              <dc:date>2017-02-04T01:12:00</dc:date>
            </office:change-info>
          </text:insertion>
        </text:changed-region>
        <text:changed-region xml:id="ct85227840" text:id="ct85227840">
          <text:insertion>
            <office:change-info>
              <dc:creator>Balazs Racz</dc:creator>
              <dc:date>2017-02-04T01:12:00</dc:date>
            </office:change-info>
          </text:insertion>
        </text:changed-region>
        <text:changed-region xml:id="ct74112800" text:id="ct74112800">
          <text:insertion>
            <office:change-info>
              <dc:creator>Stuart Baker</dc:creator>
              <dc:date>2016-11-22T11:08:00</dc:date>
            </office:change-info>
          </text:insertion>
        </text:changed-region>
        <text:changed-region xml:id="ct85232752" text:id="ct85232752">
          <text:deletion>
            <office:change-info>
              <dc:creator>Balazs Racz</dc:creator>
              <dc:date>2017-02-04T00:48:00</dc:date>
            </office:change-info>
            <text:p text:style-name="P6">0</text:p>
          </text:deletion>
        </text:changed-region>
        <text:changed-region xml:id="ct80465056" text:id="ct80465056">
          <text:deletion>
            <office:change-info>
              <dc:creator>Balazs Racz</dc:creator>
              <dc:date>2017-02-04T01:03:00</dc:date>
            </office:change-info>
            <text:p text:style-name="P6">4</text:p>
          </text:deletion>
        </text:changed-region>
        <text:changed-region xml:id="ct74111424" text:id="ct74111424">
          <text:insertion>
            <office:change-info>
              <dc:creator>Balazs Racz</dc:creator>
              <dc:date>2017-02-04T01:03:00</dc:date>
            </office:change-info>
          </text:insertion>
        </text:changed-region>
        <text:changed-region xml:id="ct75355744" text:id="ct75355744">
          <text:insertion>
            <office:change-info>
              <dc:creator>Stuart Baker</dc:creator>
              <dc:date>2016-11-22T11:08:00</dc:date>
            </office:change-info>
          </text:insertion>
        </text:changed-region>
        <text:changed-region xml:id="ct74111616" text:id="ct74111616">
          <text:deletion>
            <office:change-info>
              <dc:creator>Balazs Racz</dc:creator>
              <dc:date>2017-02-04T00:48:00</dc:date>
            </office:change-info>
            <text:p text:style-name="P7">11</text:p>
          </text:deletion>
        </text:changed-region>
        <text:changed-region xml:id="ct84489712" text:id="ct84489712">
          <text:insertion>
            <office:change-info>
              <dc:creator>Balazs Racz</dc:creator>
              <dc:date>2017-02-04T00:48:00</dc:date>
            </office:change-info>
          </text:insertion>
        </text:changed-region>
        <text:changed-region xml:id="ct75162544" text:id="ct75162544">
          <text:insertion>
            <office:change-info>
              <dc:creator>Stuart Baker</dc:creator>
              <dc:date>2016-11-22T11:08:00</dc:date>
            </office:change-info>
          </text:insertion>
        </text:changed-region>
        <text:changed-region xml:id="ct77516528" text:id="ct77516528">
          <text:insertion>
            <office:change-info>
              <dc:creator>Stuart Baker</dc:creator>
              <dc:date>2016-11-22T11:08:00</dc:date>
            </office:change-info>
          </text:insertion>
        </text:changed-region>
        <text:changed-region xml:id="ct77144208" text:id="ct77144208">
          <text:deletion>
            <office:change-info>
              <dc:creator>Balazs Racz</dc:creator>
              <dc:date>2017-02-04T00:48:00</dc:date>
            </office:change-info>
            <text:p text:style-name="P7">11</text:p>
          </text:deletion>
        </text:changed-region>
        <text:changed-region xml:id="ct76456880" text:id="ct76456880">
          <text:insertion>
            <office:change-info>
              <dc:creator>Balazs Racz</dc:creator>
              <dc:date>2017-02-04T00:48:00</dc:date>
            </office:change-info>
          </text:insertion>
        </text:changed-region>
        <text:changed-region xml:id="ct76457072" text:id="ct76457072">
          <text:insertion>
            <office:change-info>
              <dc:creator>Stuart Baker</dc:creator>
              <dc:date>2016-11-22T11:08:00</dc:date>
            </office:change-info>
          </text:insertion>
        </text:changed-region>
        <text:changed-region xml:id="ct77142848" text:id="ct77142848">
          <text:insertion>
            <office:change-info>
              <dc:creator>Stuart Baker</dc:creator>
              <dc:date>2016-11-22T11:08:00</dc:date>
            </office:change-info>
          </text:insertion>
        </text:changed-region>
        <text:changed-region xml:id="ct86234720" text:id="ct86234720">
          <text:deletion>
            <office:change-info>
              <dc:creator>Balazs Racz</dc:creator>
              <dc:date>2017-02-04T00:48:00</dc:date>
            </office:change-info>
            <text:p text:style-name="P7">11</text:p>
          </text:deletion>
        </text:changed-region>
        <text:changed-region xml:id="ct86234000" text:id="ct86234000">
          <text:insertion>
            <office:change-info>
              <dc:creator>Balazs Racz</dc:creator>
              <dc:date>2017-02-04T00:48:00</dc:date>
            </office:change-info>
          </text:insertion>
        </text:changed-region>
        <text:changed-region xml:id="ct84491120" text:id="ct84491120">
          <text:insertion>
            <office:change-info>
              <dc:creator>Stuart Baker</dc:creator>
              <dc:date>2016-11-22T11:08:00</dc:date>
            </office:change-info>
          </text:insertion>
        </text:changed-region>
        <text:changed-region xml:id="ct74112048" text:id="ct74112048">
          <text:insertion>
            <office:change-info>
              <dc:creator>Stuart Baker</dc:creator>
              <dc:date>2016-11-22T11:08:00</dc:date>
            </office:change-info>
          </text:insertion>
        </text:changed-region>
        <text:changed-region xml:id="ct84490768" text:id="ct84490768">
          <text:deletion>
            <office:change-info>
              <dc:creator>Balazs Racz</dc:creator>
              <dc:date>2017-02-04T00:48:00</dc:date>
            </office:change-info>
            <text:p text:style-name="P7">11</text:p>
          </text:deletion>
        </text:changed-region>
        <text:changed-region xml:id="ct76457264" text:id="ct76457264">
          <text:insertion>
            <office:change-info>
              <dc:creator>Balazs Racz</dc:creator>
              <dc:date>2017-02-04T00:48:00</dc:date>
            </office:change-info>
          </text:insertion>
        </text:changed-region>
        <text:changed-region xml:id="ct76457456" text:id="ct76457456">
          <text:insertion>
            <office:change-info>
              <dc:creator>Stuart Baker</dc:creator>
              <dc:date>2016-11-22T11:08:00</dc:date>
            </office:change-info>
          </text:insertion>
        </text:changed-region>
        <text:changed-region xml:id="ct76269552" text:id="ct76269552">
          <text:insertion>
            <office:change-info>
              <dc:creator>Balazs Racz</dc:creator>
              <dc:date>2017-02-04T00:44:00</dc:date>
            </office:change-info>
          </text:insertion>
        </text:changed-region>
        <text:changed-region xml:id="ct86365408" text:id="ct86365408">
          <text:insertion>
            <office:change-info>
              <dc:creator>Balazs Racz</dc:creator>
              <dc:date>2017-02-04T01:03:00</dc:date>
            </office:change-info>
          </text:insertion>
        </text:changed-region>
        <text:changed-region xml:id="ct85876032" text:id="ct85876032">
          <text:insertion>
            <office:change-info>
              <dc:creator>Balazs Racz</dc:creator>
              <dc:date>2017-02-04T00:44:00</dc:date>
            </office:change-info>
          </text:insertion>
        </text:changed-region>
        <text:changed-region xml:id="ct91531872" text:id="ct91531872">
          <text:insertion>
            <office:change-info>
              <dc:creator>Balazs Racz</dc:creator>
              <dc:date>2017-02-04T00:44:00</dc:date>
            </office:change-info>
          </text:insertion>
        </text:changed-region>
        <text:changed-region xml:id="ct76457648" text:id="ct76457648">
          <text:insertion>
            <office:change-info>
              <dc:creator>Balazs Racz</dc:creator>
              <dc:date>2017-02-04T00:44:00</dc:date>
            </office:change-info>
          </text:insertion>
        </text:changed-region>
        <text:changed-region xml:id="ct84493536" text:id="ct84493536">
          <text:insertion>
            <office:change-info>
              <dc:creator>Balazs Racz</dc:creator>
              <dc:date>2017-02-04T00:44:00</dc:date>
            </office:change-info>
          </text:insertion>
        </text:changed-region>
        <text:changed-region xml:id="ct91354080" text:id="ct91354080">
          <text:insertion>
            <office:change-info>
              <dc:creator>Balazs Racz</dc:creator>
              <dc:date>2017-02-04T00:46:00</dc:date>
            </office:change-info>
          </text:insertion>
        </text:changed-region>
        <text:changed-region xml:id="ct75169648" text:id="ct75169648">
          <text:insertion>
            <office:change-info>
              <dc:creator>Balazs Racz</dc:creator>
              <dc:date>2017-02-04T00:46:00</dc:date>
            </office:change-info>
          </text:insertion>
        </text:changed-region>
        <text:changed-region xml:id="ct84584224" text:id="ct84584224">
          <text:insertion>
            <office:change-info>
              <dc:creator>Balazs Racz</dc:creator>
              <dc:date>2017-02-04T00:47:00</dc:date>
            </office:change-info>
          </text:insertion>
        </text:changed-region>
        <text:changed-region xml:id="ct85735936" text:id="ct85735936">
          <text:insertion>
            <office:change-info>
              <dc:creator>Balazs Racz</dc:creator>
              <dc:date>2017-02-04T00:47:00</dc:date>
            </office:change-info>
          </text:insertion>
        </text:changed-region>
        <text:changed-region xml:id="ct75916768" text:id="ct75916768">
          <text:insertion>
            <office:change-info>
              <dc:creator>Balazs Racz</dc:creator>
              <dc:date>2017-02-04T00:47:00</dc:date>
            </office:change-info>
          </text:insertion>
        </text:changed-region>
        <text:changed-region xml:id="ct30335296" text:id="ct30335296">
          <text:insertion>
            <office:change-info>
              <dc:creator>Stuart Baker</dc:creator>
              <dc:date>2016-11-22T10:10:00</dc:date>
            </office:change-info>
          </text:insertion>
        </text:changed-region>
        <text:changed-region xml:id="ct30335552" text:id="ct30335552">
          <text:insertion>
            <office:change-info>
              <dc:creator>Stuart Baker</dc:creator>
              <dc:date>2016-11-22T10:11:00</dc:date>
            </office:change-info>
          </text:insertion>
        </text:changed-region>
        <text:changed-region xml:id="ct80472048" text:id="ct80472048">
          <text:insertion>
            <office:change-info>
              <dc:creator>Stuart Baker</dc:creator>
              <dc:date>2016-11-22T10:36:00</dc:date>
            </office:change-info>
          </text:insertion>
        </text:changed-region>
        <text:changed-region xml:id="ct75141280" text:id="ct75141280">
          <text:insertion>
            <office:change-info>
              <dc:creator>Stuart Baker</dc:creator>
              <dc:date>2016-11-22T10:37:00</dc:date>
            </office:change-info>
          </text:insertion>
        </text:changed-region>
        <text:changed-region xml:id="ct195272176" text:id="ct195272176">
          <text:insertion>
            <office:change-info>
              <dc:creator>Stuart Baker</dc:creator>
              <dc:date>2016-11-22T1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Introduction</text:h>
      <text:p text:style-name="Standard">This technical note contains informative discussion and background for the corresponding “OpenLCB Event Identifiers <text:span text:style-name="T8">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37">U</text:span>nique Node I<text:span text:style-name="T15">dentifier</text:span> plus a 16-bit extension, there are some exceptions to this noted <text:span text:style-name="T8">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5">E</text:span>vent <text:span text:style-name="T15">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6">the manufacturer or user</text:span> define<text:span text:style-name="T16">s</text:span> are <text:span text:style-name="T24">required</text:span> to be within a Node ID space that <text:span text:style-name="T16">the manufacturer or user</text:span> control<text:span text:style-name="T16">s</text:span>. <text:s/>The low two bytes <text:span text:style-name="T17">can</text:span> be any number, so long as each value <text:span text:style-name="T16">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6">Byte 1</text:p>
          </table:table-cell>
          <table:table-cell table:style-name="Table4.A1" office:value-type="string">
            <text:p text:style-name="P16">Byte 2</text:p>
          </table:table-cell>
          <table:table-cell table:style-name="Table4.A1" office:value-type="string">
            <text:p text:style-name="P16">Byte 3</text:p>
          </table:table-cell>
          <table:table-cell table:style-name="Table4.A1" office:value-type="string">
            <text:p text:style-name="P16">Byte 4</text:p>
          </table:table-cell>
          <table:table-cell table:style-name="Table4.A1" office:value-type="string">
            <text:p text:style-name="P16">Byte 5</text:p>
          </table:table-cell>
          <table:table-cell table:style-name="Table4.A1" office:value-type="string">
            <text:p text:style-name="P16">Byte 6</text:p>
          </table:table-cell>
          <table:table-cell table:style-name="Table4.A1" office:value-type="string">
            <text:p text:style-name="P16">Byte 7</text:p>
          </table:table-cell>
          <table:table-cell table:style-name="Table4.H1" office:value-type="string">
            <text:p text:style-name="P16">Byte 8</text:p>
          </table:table-cell>
        </table:table-row>
        <table:table-row>
          <table:table-cell table:style-name="Table4.A2" table:number-columns-spanned="6" office:value-type="string">
            <text:p text:style-name="P16">Node ID assigned to you</text:p>
          </table:table-cell>
          <table:covered-table-cell/>
          <table:covered-table-cell/>
          <table:covered-table-cell/>
          <table:covered-table-cell/>
          <table:covered-table-cell/>
          <table:table-cell table:style-name="Table4.G2" table:number-columns-spanned="2" office:value-type="string">
            <text:p text:style-name="P16">Unique 16 bit extension</text:p>
          </table:table-cell>
          <table:covered-table-cell/>
        </table:table-row>
      </table:table>
      <text:p text:style-name="Text_20_body"/>
      <text:p text:style-name="Standard">The Node ID part <text:span text:style-name="T17">can</text:span><text:change-start text:change-id="ct85275920"/><text:span text:style-name="T17"> </text:span><text:change-end text:change-id="ct85275920"/>be from real nodes <text:span text:style-name="T17">which a user</text:span> own<text:span text:style-name="T17">s</text:span>. <text:s/></text:p>
      <text:p text:style-name="Standard"><text:span text:style-name="T17">A</text:span> software configuration tool might define events and assign Event Identifiers to them. <text:s/>A board manufacturer may prefer <text:span text:style-name="T17">a</text:span> pushbutton configuration process. <text:s/>A modular club may decide that certain events form the “boundaries” of modules, and need to be assigned <text:span text:style-name="T21">W</text:span>ell-<text:span text:style-name="T21">K</text:span>nown Event Identifiers to make it easier to create large modular layouts. <text:s/>Whatever the method, the Event Identifiers need to be globally unique, <text:span text:style-name="T18">which</text:span> <text:span text:style-name="T18">is </text:span>ensure<text:span text:style-name="T18">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4">not</text:span><text:span text:style-name="T30"> be used for a </text:span><text:span text:style-name="T10">different</text:span><text:span text:style-name="T30"> purpose or meaning. <text:s/>This is because the meaning and its use is </text:span><text:span text:style-name="T24">shared across all of the nodes using it</text:span><text:span text:style-name="T30">, and unless it can be guaranteed that they all have been changed there will be conflict between them. <text:s/>It is much safer to use a new Event Identifier, and nodes will usually have a mechanism to supply new, “virgin” Event Id</text:span><text:span text:style-name="T31">entifier</text:span><text:span text:style-name="T30">s. <text:s/></text:span></text:p>
      <text:p text:style-name="Standard">Note that the Node ID part of an Event Identifier does not have to correspond to any physical node. <text:s/>So long as <text:span text:style-name="T18">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7">portion</text:span>, to do this. <text:s/><text:span text:style-name="T18">I</text:span>f a manufacturer had a range of Node IDs that included at least 12.34.56.78.9A.00 through 12.34.56.78.9A.FF (in other words, all possible values of the low byte), <text:span text:style-name="T18">t</text:span>he<text:span text:style-name="T18">y</text:span> could create a set of Event Identifiers with the low 24 bits used to carry a time value:</text:p>
      <text:p text:style-name="P45">Table 2: Example of defining a Set of Events</text:p>
      <table:table table:name="Table5" table:style-name="Table5">
        <table:table-column table:style-name="Table5.A" table:number-columns-repeated="8"/>
        <table:table-row>
          <table:table-cell table:style-name="Table5.A1" office:value-type="string">
            <text:p text:style-name="P16">Byte 1</text:p>
          </table:table-cell>
          <table:table-cell table:style-name="Table5.A1" office:value-type="string">
            <text:p text:style-name="P16">Byte 2</text:p>
          </table:table-cell>
          <table:table-cell table:style-name="Table5.A1" office:value-type="string">
            <text:p text:style-name="P16">Byte 3</text:p>
          </table:table-cell>
          <table:table-cell table:style-name="Table5.A1" office:value-type="string">
            <text:p text:style-name="P16">Byte 4</text:p>
          </table:table-cell>
          <table:table-cell table:style-name="Table5.A1" office:value-type="string">
            <text:p text:style-name="P16">Byte 5</text:p>
          </table:table-cell>
          <table:table-cell table:style-name="Table5.A1" office:value-type="string">
            <text:p text:style-name="P16">Byte 6</text:p>
          </table:table-cell>
          <table:table-cell table:style-name="Table5.A1" office:value-type="string">
            <text:p text:style-name="P16">Byte 7</text:p>
          </table:table-cell>
          <table:table-cell table:style-name="Table5.H1" office:value-type="string">
            <text:p text:style-name="P16">Byte 8</text:p>
          </table:table-cell>
        </table:table-row>
        <table:table-row>
          <table:table-cell table:style-name="Table5.A2" table:number-columns-spanned="6" office:value-type="string">
            <text:p text:style-name="P16">Assigned Node ID</text:p>
          </table:table-cell>
          <table:covered-table-cell/>
          <table:covered-table-cell/>
          <table:covered-table-cell/>
          <table:covered-table-cell/>
          <table:covered-table-cell/>
          <table:table-cell table:style-name="Table5.G2" table:number-columns-spanned="2" office:value-type="string">
            <text:p text:style-name="P16">Unique 16 bit extension</text:p>
          </table:table-cell>
          <table:covered-table-cell/>
        </table:table-row>
        <table:table-row>
          <table:table-cell table:style-name="Table5.E3" office:value-type="string">
            <text:p text:style-name="P16">0x12</text:p>
          </table:table-cell>
          <table:table-cell table:style-name="Table5.E3" office:value-type="string">
            <text:p text:style-name="P16">0x34</text:p>
          </table:table-cell>
          <table:table-cell table:style-name="Table5.E3" office:value-type="string">
            <text:p text:style-name="P16">0x56</text:p>
          </table:table-cell>
          <table:table-cell table:style-name="Table5.E3" office:value-type="string">
            <text:p text:style-name="P16">0x78</text:p>
          </table:table-cell>
          <table:table-cell table:style-name="Table5.E3" office:value-type="string">
            <text:p text:style-name="P16">0x9A</text:p>
          </table:table-cell>
          <table:table-cell table:style-name="Table5.F3" table:number-columns-spanned="3" office:value-type="string">
            <text:p text:style-name="P16">Time Value</text:p>
          </table:table-cell>
          <table:covered-table-cell/>
          <table:covered-table-cell/>
        </table:table-row>
      </table:table>
      <text:p text:style-name="Standard"/>
      <text:p text:style-name="Standard">This is guaranteed to be unique, no matter where one of these devices is <text:span text:style-name="T36">used</text:span>, because the node ID range is guaranteed to belong to the manufacturer, and <text:span text:style-name="T19">t</text:span>he<text:span text:style-name="T19">y</text:span> <text:span text:style-name="T17">wi</text:span>ll use it only once <text:span text:style-name="T36">for this purpose</text:span>. <text:s/></text:p>
      <text:h text:style-name="Heading_20_2" text:outline-level="2">References and Context</text:h>
      <text:p text:style-name="Standard">This <text:span text:style-name="T8">Standard</text:span> is in the context of the following OpenLCB Standards:</text:p>
      <text:list xml:id="list4798966821047440930" text:style-name="L1">
        <text:list-item>
          <text:p text:style-name="P60"><text:soft-page-break/>The Message Network Standard, which <text:span text:style-name="T29">defines the basic messages and how they interact. Higher-level protocols are based on this message network, but are defined elsewhere.</text:span></text:p>
        </text:list-item>
        <text:list-item>
          <text:p text:style-name="P59">The Event Transport Standard, which defines the protocol for transporting events.</text:p>
        </text:list-item>
        <text:list-item>
          <text:p text:style-name="P59">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38">E</text:span>vent <text:span text:style-name="T38">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38">E</text:span>vent <text:span text:style-name="T38">I</text:span>dentifiers, the Well-Known Automatically Routed <text:span text:style-name="T38">E</text:span>vent <text:span text:style-name="T38">I</text:span>dentifiers are explicitly defined by the Event Identifiers Standard for a specific purpose. <text:s/>Additionally, gateways are required to route these events to all segments.</text:p>
      <text:p text:style-name="P27">Note <text:span text:style-name="T22">a change</text:span> that it is not specified whether or not the <text:span text:style-name="T20">W</text:span>ell-<text:span text:style-name="T20">K</text:span>nown <text:span text:style-name="T20">A</text:span>utomatically <text:span text:style-name="T20">R</text:span>outed events <text:s/>participate in producer/consumer identify. <text:s/>The primary purpose of the producer/consumer identify is to pair consumers with produces, especially for the purpose of routing between OpenLCB segments. <text:s/>Since these <text:span text:style-name="T20">W</text:span>ell-<text:span text:style-name="T20">K</text:span>nown <text:span text:style-name="T20">A</text:span>utomatically-<text:span text:style-name="T20">R</text:span>outed events must always be routed, it could be argued that the identify events <text:s/>for these <text:span text:style-name="T21">W</text:span>ell-<text:span text:style-name="T21">K</text:span>nown Event Identifiers<text:span text:style-name="T22"> are redundant, but are retained for symmetry</text:span>.</text:p>
      <text:p text:style-name="P23">Though not explicitly required, it would be prudent for a manufacture to identify in a product<text:span text:style-name="T36">'</text:span>s documentation as to <text:span text:style-name="T36">which</text:span> Well-Known Automatically Routed events it produces and consumes, <text:s/>and <text:span text:style-name="T22">what are </text:span>the resulting actions it takes when these events occur.</text:p>
      <text:h text:style-name="Heading_20_4" text:outline-level="4">Emergency Off</text:h>
      <text:p text:style-name="P15"/>
      <text:p text:style-name="Standard">The Emergency Off <text:span text:style-name="T21">E</text:span>vent <text:span text:style-name="T21">I</text:span>dentifier (01.00.00.00.00.00.FF.FF) is a request for a node to de-energize all of its outputs. <text:s/>A node receiving this event may continue to remain a powered participant of the OpenLCB bus, but <text:span text:style-name="T23">may</text:span> de-energize any outputs unrelated to maintaining OpenLCB communications. <text:s/><text:span text:style-name="T23">The meaning of de-energize is not prescribed for any given node, it is up to the node manufacturer and/or user to prescribe what, if anything, should happen in the node if it receives this event. <text:s/></text:span>For example:</text:p>
      <text:list xml:id="list4695674348347807834" text:style-name="L2">
        <text:list-item>
          <text:p text:style-name="P61">If the node is a DCC <text:span text:style-name="T21">P</text:span>ower <text:span text:style-name="T21">Station</text:span>, it <text:span text:style-name="T23">might </text:span>disable its amplified DCC output.</text:p>
        </text:list-item>
        <text:list-item>
          <text:p text:style-name="P61">If the node is an accessory controlling turnout motors, it <text:span text:style-name="T23">might</text:span> remove power from the motors</text:p>
        </text:list-item>
      </text:list>
      <text:p text:style-name="Standard"><text:soft-page-break/>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15"/>
      <text:p text:style-name="P22">The Emergency Stop <text:span text:style-name="T39">E</text:span>vent <text:span text:style-name="T39">I</text:span>dentifier (01.00.00.00.00.00.FF.FD) is a request for a node to command all of its outputs to a safe state. <text:s/>A node receiving this event is not required to de-energize any of its outputs. <text:s/><text:span text:style-name="T23">The meaning of “safe state” is not prescribed for any given node, it is up to the node manufacturer and/or user to prescribe what, if anything, should happen in the node if it receives this event</text:span>. <text:s/>For example:</text:p>
      <text:list xml:id="list13248003150752" text:continue-numbering="true" text:style-name="L2">
        <text:list-item>
          <text:p text:style-name="P61">If the node is acting on behalf of one or more DCC trains, it m<text:span text:style-name="T23">ight</text:span> send the global emergency stop command onto the DCC signal bus.</text:p>
        </text:list-item>
        <text:list-item>
          <text:p text:style-name="P61">If the node is an accessory controlling turnout motors, it m<text:span text:style-name="T23">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64" text:outline-level="4">Other Well-Known Automatically Routed</text:h>
      <text:p text:style-name="P26">Other <text:span text:style-name="T35">Well-Known Automatically Routed Event Identifiers not discussed here have their uses prescribed and/or discussed elsewhere. <text:s/>No assumptions should be made about </text:span><text:span text:style-name="T9">the</text:span><text:span text:style-name="T35"> use of these Well-Known Automatically Routed Event Identifiers as prescribed by this document.</text:span></text:p>
      <text:h text:style-name="Heading_20_3" text:outline-level="3">Well-Known</text:h>
      <text:p text:style-name="P24">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3">Though not explicitly required, it would be prudent for a manufacture to identify in a product<text:span text:style-name="T40">'</text:span>s documentation as to <text:span text:style-name="T36">which</text:span> Well-Known events it produces and consumes and <text:span text:style-name="T22">what are </text:span>the resulting actions it takes when these events occur.</text:p>
      <text:h text:style-name="P65" text:outline-level="4">Duplicate Node ID</text:h>
      <text:p text:style-name="P24">The <text:span text:style-name="T34">Duplicate Node ID Detected event would typically be sent by a node that receives a packet from another node containing its own unique Node ID. <text:s/>The production of this event by a node is not explicitly required.</text:span></text:p>
      <text:h text:style-name="P66" text:outline-level="4"><text:soft-page-break/>MERG CBUS</text:h>
      <text:p text:style-name="P25">OpenLCB allocates a Node ID address space specifically for mapping MERG CBUS events into OpenLCB. <text:s/>CBUS events come in two types: <text:s/>long and short. <text:s/>A long event is uniquely identified by the <text:span text:style-name="T33">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5">CBUS events can also come in the form of a request. <text:s/>These requests should be translated into an Identify Producer on OpenLCB in order to solicit the <text:span text:style-name="T8">response</text:span> that the CBUS request is asking for. <text:s/>Two Identify Producer messages will have to be sent, one for the ON state range and another for an OFF state range, the response of which will need to be translated back for CBUS.<text:change-start text:change-id="ct195271568"/></text:p>
      <text:h text:style-name="P67" text:outline-level="4">Basic DCC Accessory Decoder</text:h>
      <text:p text:style-name="P29">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20">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42">Byte 1</text:p>
          </table:table-cell>
          <table:table-cell table:style-name="Table2.A1" office:value-type="string">
            <text:p text:style-name="P42">Byte 2</text:p>
          </table:table-cell>
          <table:table-cell table:style-name="Table2.C1" office:value-type="string">
            <text:p text:style-name="P42">Byte 3 (Error Byte)</text:p>
          </table:table-cell>
        </table:table-row>
        <table:table-row>
          <table:table-cell table:style-name="Table2.A2" office:value-type="string">
            <text:p text:style-name="P39">0b10aaaaaa</text:p>
          </table:table-cell>
          <table:table-cell table:style-name="Table2.A2" office:value-type="string">
            <text:p text:style-name="P39">0b1AAACDDD</text:p>
          </table:table-cell>
          <table:table-cell table:style-name="Table2.C2" office:value-type="string">
            <text:p text:style-name="P39">0bEEEEEEEE</text:p>
          </table:table-cell>
        </table:table-row>
        <table:table-row>
          <table:table-cell table:style-name="Table2.A2" office:value-type="string">
            <text:p text:style-name="P39">Bits 5 down to 0 are the middle 6 bits of the address.</text:p>
          </table:table-cell>
          <table:table-cell table:style-name="Table2.A2" office:value-type="string">
            <text:p text:style-name="P39">Bits 6 down to 4 are the 3 most significant bits of the address <text:span text:style-name="T41">in 1's complement form</text:span>. <text:s/>Bits 2 down to 0 are the 3 least significant bits of the address. <text:s/>Bit 3 is set for active, clear for inactive.</text:p>
          </table:table-cell>
          <table:table-cell table:style-name="Table2.C2" office:value-type="string">
            <text:p text:style-name="P39"/>
          </table:table-cell>
        </table:table-row>
      </table:table>
      <text:p text:style-name="P20"/>
      <text:p text:style-name="P1">The <text:span text:style-name="T1">A</text:span>ccessory <text:span text:style-name="T1">D</text:span>ecoder address format in most significant bit first format is: <text:s/>0bAAAaaaaaaDDD, <text:span text:style-name="T1">and it is expected that this is how the bits map to Bytes 7 and 8 of the Event Identifier. <text:s/>Though the AAA address bits are in 1's complement form under the DCC standards, they are in standard non 1's complement form in OpenLCB format.</text:span></text:p>
      <text:p text:style-name="P1">By convention, most DCC <text:span text:style-name="T1">Ac</text:span>cessory <text:span text:style-name="T1">D</text:span>ecoders couple two outputs together to form an output pair, and use the least significant address bit to <text:span text:style-name="T1">select the direction of travel for the output pair as a whole. <text:s/>In this mode, the active/inactive bit 'C' is always sent as set or ignored altogether by the DCC decoder. <text:s/>The effective address space is cut in half</text:span><text:change-end text:change-id="ct195271568"/><text:change-start text:change-id="ct77681456"/><text:span text:style-name="T1"> (max of 2048 addresses)</text:span><text:change-end text:change-id="ct77681456"/><text:change text:change-id="ct77681728"/><text:change-start text:change-id="ct77683568"/><text:span text:style-name="T1">;</text:span><text:change-end text:change-id="ct77683568"/><text:change-start text:change-id="ct77687312"/><text:span text:style-name="T1"> one set of four addresses are used for broadcast space; and another set of four addresses are thrown away by convention due to indexing </text:span><text:soft-page-break/><text:span text:style-name="T1">starting at one.</text:span><text:change-end text:change-id="ct77687312"/><text:change text:change-id="ct77684240"/><text:change-start text:change-id="ct77687120"/><text:span text:style-name="T1"> T</text:span><text:change-end text:change-id="ct77687120"/><text:change-start text:change-id="ct91956192"/><text:span text:style-name="T1">his is where the available 1-204</text:span><text:change-end text:change-id="ct91956192"/><text:change text:change-id="ct91956384"/><text:change-start text:change-id="ct77685584"/><text:span text:style-name="T1">0</text:span><text:change-end text:change-id="ct77685584"/><text:change-start text:change-id="ct195271376"/><text:span text:style-name="T1"> accessory decoder addresses that most DCC users are familiar with comes from.</text:span></text:p>
      <text:p text:style-name="P2">There is some ambiguity in how the 1-204<text:change-end text:change-id="ct195271376"/><text:change text:change-id="ct75141648"/><text:change-start text:change-id="ct30570032"/><text:span text:style-name="T50">0</text:span><text:change-end text:change-id="ct30570032"/><text:change-start text:change-id="ct85638912"/> addresses that most DCC users are familiar with <text:span text:style-name="T44">translate </text:span>to the bit level addresses between existing DCC systems in the market place. <text:s/>There are generally two schemes that are deployed, as follows<text:change-end text:change-id="ct85638912"/><text:change-start text:change-id="ct85918080"/> <text:span text:style-name="T43">in bold/underline with a repeating pattern throughout the address space. <text:s/>It is not prescribed how the OpenLCB user interfaces </text:span><text:change-end text:change-id="ct85918080"/><text:change-start text:change-id="ct75141088"/><text:span text:style-name="T43">map to the bit level </text:span><text:change-end text:change-id="ct75141088"/><text:change-start text:change-id="ct91955536"/><text:span text:style-name="T43">events.</text:span><text:change-end text:change-id="ct91955536"/><text:change-start text:change-id="ct195271984"/><text:span text:style-name="T43"> Grey cells mark addresses that do not exist in the opposing scheme.</text:span><text:change-end text:change-id="ct195271984"/></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table-cell table:style-name="Table3.A1" table:number-rows-spanned="2" office:value-type="string">
            <text:p text:style-name="P41"><text:change-start text:change-id="ct77685776"/>User Facing Address<text:change-end text:change-id="ct77685776"/></text:p>
          </table:table-cell>
          <table:table-cell table:style-name="Table3.A1" table:number-columns-spanned="2" office:value-type="string">
            <text:p text:style-name="P28"><text:change-start text:change-id="ct91957104"/><text:span text:style-name="T43">DCC </text:span><text:change-end text:change-id="ct91957104"/><text:change-start text:change-id="ct91957440"/>Vendor A Binary Address<text:change-end text:change-id="ct91957440"/></text:p>
          </table:table-cell>
          <table:covered-table-cell/>
          <table:table-cell table:style-name="Table3.D1" table:number-columns-spanned="2" office:value-type="string">
            <text:p text:style-name="P41"><text:change-start text:change-id="ct76907552"/><text:span text:style-name="T43">DCC </text:span><text:change-end text:change-id="ct76907552"/><text:change-start text:change-id="ct91955952"/>Vendor B Binary Address<text:change-end text:change-id="ct91955952"/></text:p>
          </table:table-cell>
          <table:covered-table-cell/>
        </table:table-row>
        <table:table-row>
          <table:covered-table-cell/>
          <table:table-cell table:style-name="Table3.B2" office:value-type="string">
            <text:p text:style-name="P28"><text:change-start text:change-id="ct77685968"/>DCC Format<text:change-end text:change-id="ct77685968"/></text:p>
          </table:table-cell>
          <table:table-cell table:style-name="Table3.B2" office:value-type="string">
            <text:p text:style-name="P41"><text:change-start text:change-id="ct85919136"/>OpenLCB Format<text:change-end text:change-id="ct85919136"/></text:p>
          </table:table-cell>
          <table:table-cell table:style-name="Table3.B2" office:value-type="string">
            <text:p text:style-name="P41"><text:change-start text:change-id="ct75349744"/>DCC Format<text:change-end text:change-id="ct75349744"/></text:p>
          </table:table-cell>
          <table:table-cell table:style-name="Table3.E2" office:value-type="string">
            <text:p text:style-name="P41"><text:change-start text:change-id="ct75350864"/>OpenLCB Format<text:change-end text:change-id="ct75350864"/></text:p>
          </table:table-cell>
        </table:table-row>
        <table:table-row>
          <table:table-cell table:style-name="Table3.B2" office:value-type="string">
            <text:p text:style-name="P6"><text:change-start text:change-id="ct76220752"/>Reference<text:change-end text:change-id="ct76220752"/></text:p>
          </table:table-cell>
          <table:table-cell table:style-name="Table3.B2" office:value-type="string">
            <text:p text:style-name="P7"><text:change-start text:change-id="ct30570752"/>0bAAAaaaaaaDDD<text:change-end text:change-id="ct30570752"/></text:p>
          </table:table-cell>
          <table:table-cell table:style-name="Table3.B2" office:value-type="string">
            <text:p text:style-name="P7"><text:change-start text:change-id="ct75351568"/>0bAAAaaaaaaDDD<text:change-end text:change-id="ct75351568"/></text:p>
          </table:table-cell>
          <table:table-cell table:style-name="Table3.B2" office:value-type="string">
            <text:p text:style-name="P7"><text:change-start text:change-id="ct77686448"/>0bAAAaaaaaaDDD<text:change-end text:change-id="ct77686448"/></text:p>
          </table:table-cell>
          <table:table-cell table:style-name="Table3.E2" office:value-type="string">
            <text:p text:style-name="P7"><text:change-start text:change-id="ct75350512"/>0bAAAaaaaaaDDD<text:change-end text:change-id="ct75350512"/></text:p>
          </table:table-cell>
        </table:table-row>
        <table:table-row>
          <table:table-cell table:style-name="Table3.B2" office:value-type="string">
            <text:p text:style-name="P40"><text:change-start text:change-id="ct75352624"/>1<text:change-end text:change-id="ct75352624"/><text:change-start text:change-id="ct77682448"/> (normal)<text:change-end text:change-id="ct77682448"/></text:p>
          </table:table-cell>
          <table:table-cell table:style-name="Table3.B2" office:value-type="string">
            <text:p text:style-name="P31"><text:change-start text:change-id="ct92289584"/>0b<text:change-end text:change-id="ct92289584"/><text:change-start text:change-id="ct75353680"/>11100000100<text:change-end text:change-id="ct75353680"/><text:change-start text:change-id="ct75352976"/>1<text:change-end text:change-id="ct75352976"/></text:p>
          </table:table-cell>
          <table:table-cell table:style-name="Table3.B2" office:value-type="string">
            <text:p text:style-name="P31"><text:change-start text:change-id="ct77682640"/>0b000000001001<text:change-end text:change-id="ct77682640"/></text:p>
          </table:table-cell>
          <table:table-cell table:style-name="Table3.B2" office:value-type="string">
            <text:p text:style-name="P31"><text:change-start text:change-id="ct86309712"/>0b111000001001<text:change-end text:change-id="ct86309712"/></text:p>
          </table:table-cell>
          <table:table-cell table:style-name="Table3.E2" office:value-type="string">
            <text:p text:style-name="P31"><text:change-start text:change-id="ct86310064"/>0b000000001001<text:change-end text:change-id="ct86310064"/></text:p>
          </table:table-cell>
        </table:table-row>
        <table:table-row>
          <table:table-cell table:style-name="Table3.B2" office:value-type="string">
            <text:p text:style-name="P40"><text:change-start text:change-id="ct86308656"/>1 (reverse)<text:change-end text:change-id="ct86308656"/></text:p>
          </table:table-cell>
          <table:table-cell table:style-name="Table3.B2" office:value-type="string">
            <text:p text:style-name="P31"><text:change-start text:change-id="ct86311472"/>0b111000001000<text:change-end text:change-id="ct86311472"/></text:p>
          </table:table-cell>
          <table:table-cell table:style-name="Table3.B2" office:value-type="string">
            <text:p text:style-name="P3"><text:change-start text:change-id="ct77682832"/>0b00000000100<text:span text:style-name="T42">0</text:span><text:change-end text:change-id="ct77682832"/></text:p>
          </table:table-cell>
          <table:table-cell table:style-name="Table3.B2" office:value-type="string">
            <text:p text:style-name="P31"><text:change-start text:change-id="ct86310416"/>0b111000001000<text:change-end text:change-id="ct86310416"/></text:p>
          </table:table-cell>
          <table:table-cell table:style-name="Table3.E2" office:value-type="string">
            <text:p text:style-name="P3"><text:change-start text:change-id="ct77683024"/>0b00000000100<text:span text:style-name="T42">0</text:span><text:change-end text:change-id="ct77683024"/></text:p>
          </table:table-cell>
        </table:table-row>
        <table:table-row>
          <table:table-cell table:style-name="Table3.B2" office:value-type="string">
            <text:p text:style-name="P40"><text:change-start text:change-id="ct77683296"/>252<text:change-end text:change-id="ct77683296"/></text:p>
          </table:table-cell>
          <table:table-cell table:style-name="Table3.B2" office:value-type="string">
            <text:p text:style-name="P31"><text:change-start text:change-id="ct91959472"/>0x111<text:change-end text:change-id="ct91959472"/><text:change-start text:change-id="ct91959664"/>11111111x<text:change-end text:change-id="ct91959664"/></text:p>
          </table:table-cell>
          <table:table-cell table:style-name="Table3.B2" office:value-type="string">
            <text:p text:style-name="P3"><text:change-start text:change-id="ct86309008"/>0b000<text:change-end text:change-id="ct86309008"/><text:change text:change-id="ct30333680"/><text:change-start text:change-id="ct30333328"/><text:span text:style-name="T45">11111111</text:span><text:change-end text:change-id="ct30333328"/><text:change-start text:change-id="ct91960608"/><text:span text:style-name="T45">x</text:span><text:change-end text:change-id="ct91960608"/></text:p>
          </table:table-cell>
          <table:table-cell table:style-name="Table3.B2" office:value-type="string">
            <text:p text:style-name="P31"><text:change-start text:change-id="ct86312528"/>0b11111111111x<text:change-end text:change-id="ct86312528"/></text:p>
          </table:table-cell>
          <table:table-cell table:style-name="Table3.E2" office:value-type="string">
            <text:p text:style-name="P3"><text:change-start text:change-id="ct91960800"/>0b000<text:change-end text:change-id="ct91960800"/><text:change text:change-id="ct91961072"/><text:change-start text:change-id="ct91961264"/><text:span text:style-name="T45">11111111</text:span><text:change-end text:change-id="ct91961264"/><text:change-start text:change-id="ct76454656"/><text:span text:style-name="T45">x</text:span><text:change-end text:change-id="ct76454656"/></text:p>
          </table:table-cell>
        </table:table-row>
        <table:table-row>
          <table:table-cell table:style-name="Table3.B2" office:value-type="string">
            <text:p text:style-name="P36"><text:change-start text:change-id="ct30334032"/>253<text:change-end text:change-id="ct30334032"/></text:p>
          </table:table-cell>
          <table:table-cell table:style-name="Table3.B7" office:value-type="string">
            <text:p text:style-name="P31"><text:change-start text:change-id="ct76454848"/>0b11<text:span text:style-name="T25">1</text:span><text:change-end text:change-id="ct76454848"/><text:change-start text:change-id="ct91960256"/>00000000x<text:change-end text:change-id="ct91960256"/></text:p>
          </table:table-cell>
          <table:table-cell table:style-name="Table3.B7" office:value-type="string">
            <text:p text:style-name="P3"><text:change-start text:change-id="ct91961504"/>0b00<text:span text:style-name="T25">0</text:span>00000<text:span text:style-name="T42">0</text:span>00<text:span text:style-name="T42">x</text:span><text:change-end text:change-id="ct91961504"/></text:p>
          </table:table-cell>
          <table:table-cell table:style-name="Table3.B2" office:value-type="string">
            <text:p text:style-name="P31"><text:change-start text:change-id="ct91959856"/>0b11<text:span text:style-name="T25">0</text:span>00000000x<text:change-end text:change-id="ct91959856"/></text:p>
          </table:table-cell>
          <table:table-cell table:style-name="Table3.E2" office:value-type="string">
            <text:p text:style-name="P3"><text:change-start text:change-id="ct76455120"/>0b00<text:span text:style-name="T26">1</text:span>00000<text:span text:style-name="T42">0</text:span>00<text:span text:style-name="T42">x</text:span><text:change-end text:change-id="ct76455120"/></text:p>
          </table:table-cell>
        </table:table-row>
        <table:table-row>
          <table:table-cell table:style-name="Table3.B2" office:value-type="string">
            <text:p text:style-name="P36"><text:change-start text:change-id="ct91961696"/>25<text:span text:style-name="T2">6</text:span><text:change-end text:change-id="ct91961696"/></text:p>
          </table:table-cell>
          <table:table-cell table:style-name="Table3.B7" office:value-type="string">
            <text:p text:style-name="P31"><text:change-start text:change-id="ct76460480"/>0b11<text:span text:style-name="T25">1</text:span>000000<text:span text:style-name="T2">11</text:span>x<text:change-end text:change-id="ct76460480"/></text:p>
          </table:table-cell>
          <table:table-cell table:style-name="Table3.B7" office:value-type="string">
            <text:p text:style-name="P3"><text:change-start text:change-id="ct30335792"/>0b00<text:span text:style-name="T25">0</text:span>00000<text:span text:style-name="T42">011x</text:span><text:change-end text:change-id="ct30335792"/></text:p>
          </table:table-cell>
          <table:table-cell table:style-name="Table3.B2" office:value-type="string">
            <text:p text:style-name="P31"><text:change-start text:change-id="ct86311824"/>0b11<text:span text:style-name="T25">0</text:span>000000<text:span text:style-name="T2">11</text:span>x<text:change-end text:change-id="ct86311824"/></text:p>
          </table:table-cell>
          <table:table-cell table:style-name="Table3.E2" office:value-type="string">
            <text:p text:style-name="P3"><text:change-start text:change-id="ct85589872"/>0b00<text:span text:style-name="T26">1</text:span>00000<text:span text:style-name="T42">011x</text:span><text:change-end text:change-id="ct85589872"/></text:p>
          </table:table-cell>
        </table:table-row>
        <table:table-row>
          <table:table-cell table:style-name="Table3.B2" office:value-type="string">
            <text:p text:style-name="P6"><text:change-start text:change-id="ct85589456"/>257<text:change-end text:change-id="ct85589456"/></text:p>
          </table:table-cell>
          <table:table-cell table:style-name="Table3.B2" office:value-type="string">
            <text:p text:style-name="P7"><text:change-start text:change-id="ct85587984"/>0b11000<text:change-end text:change-id="ct85587984"/><text:change-start text:change-id="ct85590224"/>000100x<text:change-end text:change-id="ct85590224"/></text:p>
          </table:table-cell>
          <table:table-cell table:style-name="Table3.B2" office:value-type="string">
            <text:p text:style-name="P7"><text:change-start text:change-id="ct76456064"/>0b00100000100x<text:change-end text:change-id="ct76456064"/></text:p>
          </table:table-cell>
          <table:table-cell table:style-name="Table3.B2" office:value-type="string">
            <text:p text:style-name="P7"><text:change-start text:change-id="ct76460672"/>0b11000000100x<text:change-end text:change-id="ct76460672"/></text:p>
          </table:table-cell>
          <table:table-cell table:style-name="Table3.E2" office:value-type="string">
            <text:p text:style-name="P7"><text:change-start text:change-id="ct76458368"/>0b00<text:change-end text:change-id="ct76458368"/><text:change-start text:change-id="ct85590992"/>100000100x<text:change-end text:change-id="ct85590992"/></text:p>
          </table:table-cell>
        </table:table-row>
        <table:table-row>
          <table:table-cell table:style-name="Table3.B2" office:value-type="string">
            <text:p text:style-name="P4"><text:change text:change-id="ct92447216"/><text:change-start text:change-id="ct76456416"/>508<text:change-end text:change-id="ct76456416"/></text:p>
          </table:table-cell>
          <table:table-cell table:style-name="Table3.B2" office:value-type="string">
            <text:p text:style-name="P31"><text:change-start text:change-id="ct76457920"/>0x11<text:span text:style-name="T46">0</text:span>11111111x<text:change-end text:change-id="ct76457920"/></text:p>
          </table:table-cell>
          <table:table-cell table:style-name="Table3.B2" office:value-type="string">
            <text:p text:style-name="P3"><text:change-start text:change-id="ct76456608"/>0b00<text:span text:style-name="T46">111111111x</text:span><text:change-end text:change-id="ct76456608"/></text:p>
          </table:table-cell>
          <table:table-cell table:style-name="Table3.B2" office:value-type="string">
            <text:p text:style-name="P31"><text:change-start text:change-id="ct76460208"/>0b11<text:span text:style-name="T46">0</text:span>11111111x<text:change-end text:change-id="ct76460208"/></text:p>
          </table:table-cell>
          <table:table-cell table:style-name="Table3.E2" office:value-type="string">
            <text:p text:style-name="P3"><text:change-start text:change-id="ct92448784"/>0b00<text:span text:style-name="T46">111111111x</text:span><text:change-end text:change-id="ct92448784"/></text:p>
          </table:table-cell>
        </table:table-row>
        <table:table-row>
          <table:table-cell table:style-name="Table3.B2" office:value-type="string">
            <text:p text:style-name="P5"><text:change text:change-id="ct92448080"/><text:change-start text:change-id="ct192293232"/>509<text:change-end text:change-id="ct192293232"/></text:p>
          </table:table-cell>
          <table:table-cell table:style-name="Table3.B2" office:value-type="string">
            <text:p text:style-name="P31"><text:change-start text:change-id="ct76459232"/>0b1<text:span text:style-name="T25">1</text:span><text:span text:style-name="T27">0</text:span>00000000x<text:change-end text:change-id="ct76459232"/></text:p>
          </table:table-cell>
          <table:table-cell table:style-name="Table3.B2" office:value-type="string">
            <text:p text:style-name="P3"><text:change-start text:change-id="ct80514464"/>0b0<text:span text:style-name="T25">0</text:span><text:span text:style-name="T27">1</text:span>00000<text:span text:style-name="T42">0</text:span>00<text:span text:style-name="T42">x</text:span><text:change-end text:change-id="ct80514464"/></text:p>
          </table:table-cell>
          <table:table-cell table:style-name="Table3.B2" office:value-type="string">
            <text:p text:style-name="P31"><text:change-start text:change-id="ct192292784"/>0b1<text:span text:style-name="T27">01</text:span>00000000x<text:change-end text:change-id="ct192292784"/></text:p>
          </table:table-cell>
          <table:table-cell table:style-name="Table3.E2" office:value-type="string">
            <text:p text:style-name="P3"><text:change-start text:change-id="ct76458960"/>0b0<text:span text:style-name="T27">10</text:span>00000<text:span text:style-name="T42">0</text:span>00<text:span text:style-name="T42">x</text:span><text:change-end text:change-id="ct76458960"/></text:p>
          </table:table-cell>
        </table:table-row>
        <table:table-row>
          <table:table-cell table:style-name="Table3.B2" office:value-type="string">
            <text:p text:style-name="P5"><text:change text:change-id="ct80514928"/><text:change-start text:change-id="ct192293504"/>512<text:change-end text:change-id="ct192293504"/></text:p>
          </table:table-cell>
          <table:table-cell table:style-name="Table3.B2" office:value-type="string">
            <text:p text:style-name="P31"><text:change-start text:change-id="ct80516304"/>0b1<text:span text:style-name="T25">1</text:span><text:span text:style-name="T27">0</text:span>000000<text:span text:style-name="T2">11</text:span>x<text:change-end text:change-id="ct80516304"/></text:p>
          </table:table-cell>
          <table:table-cell table:style-name="Table3.B2" office:value-type="string">
            <text:p text:style-name="P3"><text:change-start text:change-id="ct47516416"/>0b0<text:span text:style-name="T25">0</text:span><text:span text:style-name="T27">1</text:span>00000<text:span text:style-name="T42">011x</text:span><text:change-end text:change-id="ct47516416"/></text:p>
          </table:table-cell>
          <table:table-cell table:style-name="Table3.B2" office:value-type="string">
            <text:p text:style-name="P31"><text:change-start text:change-id="ct92451088"/>0b1<text:span text:style-name="T27">01</text:span>000000<text:span text:style-name="T2">11</text:span>x<text:change-end text:change-id="ct92451088"/></text:p>
          </table:table-cell>
          <table:table-cell table:style-name="Table3.E2" office:value-type="string">
            <text:p text:style-name="P3"><text:change-start text:change-id="ct80516080"/>0b0<text:span text:style-name="T27">10</text:span>00000<text:span text:style-name="T42">011x</text:span><text:change-end text:change-id="ct80516080"/></text:p>
          </table:table-cell>
        </table:table-row>
        <table:table-row>
          <table:table-cell table:style-name="Table3.B2" office:value-type="string">
            <text:p text:style-name="P4"><text:change text:change-id="ct92450032"/><text:change-start text:change-id="ct80516688"/>513<text:change-end text:change-id="ct80516688"/></text:p>
          </table:table-cell>
          <table:table-cell table:style-name="Table3.B2" office:value-type="string">
            <text:p text:style-name="P7"><text:change-start text:change-id="ct80516496"/>0b1<text:span text:style-name="T47">01</text:span>00000100x<text:change-end text:change-id="ct80516496"/></text:p>
          </table:table-cell>
          <table:table-cell table:style-name="Table3.B2" office:value-type="string">
            <text:p text:style-name="P7"><text:change-start text:change-id="ct80516880"/>0b0<text:span text:style-name="T47">10</text:span>00000100x<text:change-end text:change-id="ct80516880"/></text:p>
          </table:table-cell>
          <table:table-cell table:style-name="Table3.B2" office:value-type="string">
            <text:p text:style-name="P7"><text:change-start text:change-id="ct80515408"/>0b1<text:span text:style-name="T47">01</text:span>00000100x<text:change-end text:change-id="ct80515408"/></text:p>
          </table:table-cell>
          <table:table-cell table:style-name="Table3.E2" office:value-type="string">
            <text:p text:style-name="P7"><text:change-start text:change-id="ct80515600"/>0b0<text:span text:style-name="T47">10</text:span>00000100x<text:change-end text:change-id="ct80515600"/></text:p>
          </table:table-cell>
        </table:table-row>
        <table:table-row>
          <table:table-cell table:style-name="Table3.B2" office:value-type="string">
            <text:p text:style-name="P44"><text:change-start text:change-id="ct80515792"/>1788<text:change-end text:change-id="ct80515792"/></text:p>
          </table:table-cell>
          <table:table-cell table:style-name="Table3.B2" office:value-type="string">
            <text:p text:style-name="P31"><text:change-start text:change-id="ct47517616"/>0x<text:span text:style-name="T53">001</text:span>11111111x<text:change-end text:change-id="ct47517616"/></text:p>
          </table:table-cell>
          <table:table-cell table:style-name="Table3.B2" office:value-type="string">
            <text:p text:style-name="P3"><text:change-start text:change-id="ct80517216"/>0b<text:span text:style-name="T52">11011111111x</text:span><text:change-end text:change-id="ct80517216"/></text:p>
          </table:table-cell>
          <table:table-cell table:style-name="Table3.B2" office:value-type="string">
            <text:p text:style-name="P31"><text:change-start text:change-id="ct92593168"/>0b<text:span text:style-name="T53">001</text:span>11111111x<text:change-end text:change-id="ct92593168"/></text:p>
          </table:table-cell>
          <table:table-cell table:style-name="Table3.E2" office:value-type="string">
            <text:p text:style-name="P3"><text:change-start text:change-id="ct80517408"/>0b<text:span text:style-name="T53">11011111111x</text:span><text:change-end text:change-id="ct80517408"/></text:p>
          </table:table-cell>
        </table:table-row>
        <table:table-row>
          <table:table-cell table:style-name="Table3.B2" office:value-type="string">
            <text:p text:style-name="P37"><text:change-start text:change-id="ct80517840"/>17<text:change-end text:change-id="ct80517840"/><text:change-start text:change-id="ct85226896"/>89<text:change-end text:change-id="ct85226896"/></text:p>
          </table:table-cell>
          <table:table-cell table:style-name="Table3.B2" office:value-type="string">
            <text:p text:style-name="P31"><text:change-start text:change-id="ct80519984"/>0b<text:span text:style-name="T32">00</text:span><text:span text:style-name="T28">1</text:span>00000000x<text:change-end text:change-id="ct80519984"/></text:p>
          </table:table-cell>
          <table:table-cell table:style-name="Table3.B2" office:value-type="string">
            <text:p text:style-name="P3"><text:change-start text:change-id="ct85228080"/>0b<text:span text:style-name="T32">11</text:span><text:span text:style-name="T28">0</text:span>00000<text:span text:style-name="T42">0</text:span>00<text:span text:style-name="T42">x</text:span><text:change-end text:change-id="ct85228080"/></text:p>
          </table:table-cell>
          <table:table-cell table:style-name="Table3.B7" office:value-type="string">
            <text:p text:style-name="P31"><text:change-start text:change-id="ct85227392"/>0b<text:span text:style-name="T32">00</text:span><text:span text:style-name="T28">0</text:span>00000000x<text:change-end text:change-id="ct85227392"/></text:p>
          </table:table-cell>
          <table:table-cell table:style-name="Table3.E15" office:value-type="string">
            <text:p text:style-name="P3"><text:change-start text:change-id="ct80520368"/>0b<text:span text:style-name="T32">11</text:span><text:span text:style-name="T28">1</text:span>00000<text:span text:style-name="T42">0</text:span>00<text:span text:style-name="T42">x</text:span><text:change-end text:change-id="ct80520368"/></text:p>
          </table:table-cell>
        </table:table-row>
        <table:table-row>
          <table:table-cell table:style-name="Table3.B2" office:value-type="string">
            <text:p text:style-name="P37"><text:change-start text:change-id="ct85228464"/>1792<text:change-end text:change-id="ct85228464"/></text:p>
          </table:table-cell>
          <table:table-cell table:style-name="Table3.B2" office:value-type="string">
            <text:p text:style-name="P31"><text:change-start text:change-id="ct85229520"/>0b<text:span text:style-name="T32">00</text:span><text:span text:style-name="T28">1</text:span>000000<text:span text:style-name="T2">11</text:span>x<text:change-end text:change-id="ct85229520"/></text:p>
          </table:table-cell>
          <table:table-cell table:style-name="Table3.B2" office:value-type="string">
            <text:p text:style-name="P3"><text:change-start text:change-id="ct85433264"/>0b<text:span text:style-name="T32">11</text:span><text:span text:style-name="T28">0</text:span>00000<text:span text:style-name="T42">011x</text:span><text:change-end text:change-id="ct85433264"/></text:p>
          </table:table-cell>
          <table:table-cell table:style-name="Table3.B7" office:value-type="string">
            <text:p text:style-name="P31"><text:change-start text:change-id="ct80518816"/>0b<text:span text:style-name="T32">00</text:span><text:span text:style-name="T28">0</text:span>000000<text:span text:style-name="T2">11</text:span>x<text:change-end text:change-id="ct80518816"/></text:p>
          </table:table-cell>
          <table:table-cell table:style-name="Table3.E15" office:value-type="string">
            <text:p text:style-name="P3"><text:change-start text:change-id="ct85433968"/>0b<text:span text:style-name="T32">11</text:span><text:span text:style-name="T28">1</text:span>00000<text:span text:style-name="T42">011x</text:span><text:change-end text:change-id="ct85433968"/></text:p>
          </table:table-cell>
        </table:table-row>
        <table:table-row>
          <table:table-cell table:style-name="Table3.B2" office:value-type="string">
            <text:p text:style-name="P44"><text:change-start text:change-id="ct85434672"/>1793<text:change-end text:change-id="ct85434672"/></text:p>
          </table:table-cell>
          <table:table-cell table:style-name="Table3.B2" office:value-type="string">
            <text:p text:style-name="P7"><text:change-start text:change-id="ct85229904"/>0b<text:span text:style-name="T52">000</text:span>00000100x<text:change-end text:change-id="ct85229904"/></text:p>
          </table:table-cell>
          <table:table-cell table:style-name="Table3.B2" office:value-type="string">
            <text:p text:style-name="P7"><text:change-start text:change-id="ct85229712"/>0b<text:span text:style-name="T52">111</text:span>00000100x<text:change-end text:change-id="ct85229712"/></text:p>
          </table:table-cell>
          <table:table-cell table:style-name="Table3.B2" office:value-type="string">
            <text:p text:style-name="P7"><text:change-start text:change-id="ct85230096"/>0b<text:span text:style-name="T52">000</text:span>00000100x<text:change-end text:change-id="ct85230096"/></text:p>
          </table:table-cell>
          <table:table-cell table:style-name="Table3.E2" office:value-type="string">
            <text:p text:style-name="P7"><text:change-start text:change-id="ct85227840"/>0b<text:span text:style-name="T52">111</text:span>00000100x<text:change-end text:change-id="ct85227840"/></text:p>
          </table:table-cell>
        </table:table-row>
        <table:table-row>
          <table:table-cell table:style-name="Table3.B2" office:value-type="string">
            <text:p text:style-name="P6"><text:change-start text:change-id="ct74112800"/>20<text:change-end text:change-id="ct74112800"/><text:change text:change-id="ct85232752"/><text:change text:change-id="ct80465056"/><text:change-start text:change-id="ct74111424"/><text:span text:style-name="T51">39</text:span><text:change-end text:change-id="ct74111424"/></text:p>
          </table:table-cell>
          <table:table-cell table:style-name="Table3.B2" office:value-type="string">
            <text:p text:style-name="P7"><text:change-start text:change-id="ct75355744"/>0b000111110<text:change-end text:change-id="ct75355744"/><text:change text:change-id="ct74111616"/><text:change-start text:change-id="ct84489712"/><text:span text:style-name="T49">00</text:span><text:change-end text:change-id="ct84489712"/><text:change-start text:change-id="ct75162544"/>x<text:change-end text:change-id="ct75162544"/></text:p>
          </table:table-cell>
          <table:table-cell table:style-name="Table3.B2" office:value-type="string">
            <text:p text:style-name="P7"><text:change-start text:change-id="ct77516528"/>0b111111110<text:change-end text:change-id="ct77516528"/><text:change text:change-id="ct77144208"/><text:change-start text:change-id="ct76456880"/><text:span text:style-name="T49">00</text:span><text:change-end text:change-id="ct76456880"/><text:change-start text:change-id="ct76457072"/>x<text:change-end text:change-id="ct76457072"/></text:p>
          </table:table-cell>
          <table:table-cell table:style-name="Table3.B2" office:value-type="string">
            <text:p text:style-name="P7"><text:change-start text:change-id="ct77142848"/>0b000111110<text:change-end text:change-id="ct77142848"/><text:change text:change-id="ct86234720"/><text:change-start text:change-id="ct86234000"/><text:span text:style-name="T49">00</text:span><text:change-end text:change-id="ct86234000"/><text:change-start text:change-id="ct84491120"/>x<text:change-end text:change-id="ct84491120"/></text:p>
          </table:table-cell>
          <table:table-cell table:style-name="Table3.E2" office:value-type="string">
            <text:p text:style-name="P7"><text:change-start text:change-id="ct74112048"/>0b111111110<text:change-end text:change-id="ct74112048"/><text:change text:change-id="ct84490768"/><text:change-start text:change-id="ct76457264"/><text:span text:style-name="T49">00</text:span><text:change-end text:change-id="ct76457264"/><text:change-start text:change-id="ct76457456"/>x<text:change-end text:change-id="ct76457456"/></text:p>
          </table:table-cell>
        </table:table-row>
        <table:table-row>
          <table:table-cell table:style-name="Table3.B2" office:value-type="string">
            <text:p text:style-name="P6"><text:change-start text:change-id="ct76269552"/>204<text:change-end text:change-id="ct76269552"/><text:change-start text:change-id="ct86365408"/><text:span text:style-name="T51">0</text:span><text:change-end text:change-id="ct86365408"/></text:p>
          </table:table-cell>
          <table:table-cell table:style-name="Table3.B2" office:value-type="string">
            <text:p text:style-name="P7"><text:change-start text:change-id="ct85876032"/>0b00011111<text:span text:style-name="T49">0</text:span>11x<text:change-end text:change-id="ct85876032"/></text:p>
          </table:table-cell>
          <table:table-cell table:style-name="Table3.B2" office:value-type="string">
            <text:p text:style-name="P7"><text:change-start text:change-id="ct91531872"/>0b11111111<text:span text:style-name="T49">0</text:span>11x<text:change-end text:change-id="ct91531872"/></text:p>
          </table:table-cell>
          <table:table-cell table:style-name="Table3.B2" office:value-type="string">
            <text:p text:style-name="P7"><text:change-start text:change-id="ct76457648"/>0b00011111<text:span text:style-name="T49">0</text:span>11x<text:change-end text:change-id="ct76457648"/></text:p>
          </table:table-cell>
          <table:table-cell table:style-name="Table3.E2" office:value-type="string">
            <text:p text:style-name="P7"><text:change-start text:change-id="ct84493536"/>0b11111111<text:span text:style-name="T49">0</text:span>11x<text:change-end text:change-id="ct84493536"/></text:p>
          </table:table-cell>
        </table:table-row>
        <table:table-row>
          <table:table-cell table:style-name="Table3.B2" office:value-type="string">
            <text:p text:style-name="P43"><text:change-start text:change-id="ct91354080"/>Broadcast<text:change-end text:change-id="ct91354080"/></text:p>
          </table:table-cell>
          <table:table-cell table:style-name="Table3.B2" office:value-type="string">
            <text:p text:style-name="P33"><text:change-start text:change-id="ct75169648"/>0b00011111<text:span text:style-name="T48">1xx</text:span>x<text:change-end text:change-id="ct75169648"/></text:p>
          </table:table-cell>
          <table:table-cell table:style-name="Table3.B2" office:value-type="string">
            <text:p text:style-name="P33"><text:change-start text:change-id="ct84584224"/>0b11111111<text:span text:style-name="T48">1xx</text:span>x<text:change-end text:change-id="ct84584224"/></text:p>
          </table:table-cell>
          <table:table-cell table:style-name="Table3.B2" office:value-type="string">
            <text:p text:style-name="P33"><text:change-start text:change-id="ct85735936"/>0b00011111<text:span text:style-name="T48">1xx</text:span>x<text:change-end text:change-id="ct85735936"/></text:p>
          </table:table-cell>
          <table:table-cell table:style-name="Table3.E2" office:value-type="string">
            <text:p text:style-name="P33"><text:change-start text:change-id="ct75916768"/>0b11111111<text:span text:style-name="T48">1xx</text:span>x<text:change-end text:change-id="ct75916768"/></text:p>
          </table:table-cell>
        </table:table-row>
      </table:table>
      <text:p text:style-name="P2"><text:change-start text:change-id="ct30335296"/></text:p>
      <text:h text:style-name="P67" text:outline-level="4"><text:change-end text:change-id="ct30335296"/><text:change-start text:change-id="ct30335552"/><text:soft-page-break/>Advanced DCC Accessory Decoder<text:change-end text:change-id="ct30335552"/><text:change-start text:change-id="ct80472048"/></text:h>
      <text:p text:style-name="P2">There are no known advanced DCC Accessory Decoder<text:change-end text:change-id="ct80472048"/><text:change-start text:change-id="ct75141280"/>s currently for sale in the market. <text:s/>The DCC standards are somewhat ambiguous about the address bit order. <text:s/>The address<text:change-end text:change-id="ct75141280"/><text:change-start text:change-id="ct195272176"/> space is reserved for the future should the use of advanced DCC Accessory Decoders become better defined and more prevalent.<text:change-end text:change-id="ct195272176"/></text:p>
      <text:h text:style-name="P64" text:outline-level="4">Other Well-Known</text:h>
      <text:p text:style-name="P24">Other <text:span text:style-name="T35">Well-Known Event Identifiers not discussed here have their uses prescribed and/or discussed elsewhere. <text:s/>No assumptions should be made about </text:span><text:span text:style-name="T9">the</text:span><text:span text:style-name="T35"> use of these Well-Known Event Identifiers as prescribed by this document.</text:span></text:p>
      <text:h text:style-name="P57"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text:s/>1 Introduction<text:tab/>1</text:p>
          <text:p text:style-name="P50"><text:s/>2 Annotations to the Standard<text:tab/>1</text:p>
          <text:p text:style-name="P49"><text:s/>2.1 Introduction<text:tab/>1</text:p>
          <text:p text:style-name="P49"><text:s/>2.2 Intended Use<text:tab/>1</text:p>
          <text:p text:style-name="P49"><text:s/>2.3 References and Context<text:tab/>2</text:p>
          <text:p text:style-name="P49"><text:s/>2.4 Format<text:tab/>3</text:p>
          <text:p text:style-name="P49"><text:s/>2.5 Allocation<text:tab/>3</text:p>
          <text:p text:style-name="P47"><text:s/>2.5.1 Node ID Based<text:tab/>3</text:p>
          <text:p text:style-name="P47"><text:s/>2.5.2 Well-Known Automatically-Routed<text:tab/>3</text:p>
          <text:p text:style-name="P48"><text:s/>2.5.2.1 Emergency Off<text:tab/>3</text:p>
          <text:p text:style-name="P48"><text:s/>2.5.2.2 Emergency Stop<text:tab/>4</text:p>
          <text:p text:style-name="P48"><text:s/>2.5.2.3 Other Well-Known Automatically Routed<text:tab/>4</text:p>
          <text:p text:style-name="P47"><text:s/>2.5.3 Well-Known<text:tab/>4</text:p>
          <text:p text:style-name="P48"><text:s/>2.5.3.1 Duplicate Node ID<text:tab/>4</text:p>
          <text:p text:style-name="P48"><text:s/>2.5.3.2 MERG CBUS<text:tab/>5</text:p>
          <text:p text:style-name="P48"><text:s/>2.5.3.3 Other Well-Known<text:tab/>5</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officeooo:rsid="001d227f"/>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tracked-changes>
          <text:changed-region xml:id="ct77425872" text:id="ct77425872">
            <text:insertion>
              <office:change-info>
                <dc:creator>Stuart Baker</dc:creator>
                <dc:date>2016-11-21T09:13:00</dc:date>
              </office:change-info>
            </text:insertion>
          </text:changed-region>
          <text:changed-region xml:id="ct86360256" text:id="ct86360256">
            <text:deletion>
              <office:change-info>
                <dc:creator>Stuart Baker</dc:creator>
                <dc:date>2016-11-21T09:13:00</dc:date>
              </office:change-info>
              <text:p text:style-name="MP7"><text:span text:style-name="MT4"><text:user-defined style:data-style-name="N0" text:name="OLCBstatus">Adopted</text:user-defined></text:span></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7"><text:change-start text:change-id="ct77425872"/>Draft<text:change-end text:change-id="ct77425872"/><text:change text:change-id="ct86360256"/></text:p>
            </table:table-cell>
          </table:table-row>
        </table:table>
        <text:p text:style-name="Header"/>
      </style:header>
      <style:footer>
        <text:p text:style-name="MP8"><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9</text:page-count></text:span></text:span><text:span text:style-name="Page_20_Number"><text:span text:style-name="MT6"> - </text:span></text:span><text:span text:style-name="Page_20_Number"><text:span text:style-name="MT7"><text:user-defined style:data-style-name="N0" text:name="OLCBdate">Feb 6, 2016</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56</meta:editing-cycles>
    <meta:editing-duration>P28DT6H10M10S</meta:editing-duration>
    <meta:generator>LibreOffice/4.2.8.2$Linux_X86_64 LibreOffice_project/420m0$Build-2</meta:generator>
    <dc:date>2017-02-04T01:32:46.524721061</dc:date>
    <dc:creator>Balazs Racz</dc:creator>
    <meta:document-statistic meta:table-count="5" meta:image-count="1" meta:object-count="0" meta:page-count="9" meta:paragraph-count="217" meta:word-count="2561" meta:character-count="15892" meta:non-whitespace-character-count="13458"/>
    <meta:user-defined meta:name="OLCBdate">Feb 6, 2016</meta:user-defined>
    <meta:user-defined meta:name="OLCBstatus">Adopted</meta:user-defined>
    <meta:user-defined meta:name="OLCByear">2016</meta:user-defined>
  </office:meta>
</office:document-meta>
</file>